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Courier New" svg:font-family="'Courier New'" style:font-family-generic="modern"/>
    <style:font-face style:name="Arial" svg:font-family="Arial" style:font-family-generic="swiss"/>
    <style:font-face style:name="FreeSans1" svg:font-family="FreeSans" style:font-family-generic="swiss"/>
    <style:font-face style:name="Courier New2" svg:font-family="'Courier New'" style:font-family-generic="modern" style:font-pitch="fixed"/>
    <style:font-face style:name="F" svg:font-family="" style:font-pitch="variable"/>
    <style:font-face style:name="Calibri1" svg:font-family="Calibri" style:font-pitch="variable"/>
    <style:font-face style:name="Code1" svg:font-family="Code" style:font-pitch="variable"/>
    <style:font-face style:name="Courier New3" svg:font-family="'Courier New'" style:font-pitch="variable"/>
    <style:font-face style:name="Droid Sans Fallback1" svg:font-family="'Droid Sans Fallback'" style:font-pitch="variable"/>
    <style:font-face style:name="FreeSans2" svg:font-family="FreeSans" style:font-pitch="variable"/>
    <style:font-face style:name="MS Mincho" svg:font-family="'MS Mincho'" style:font-pitch="variable"/>
    <style:font-face style:name="Segoe UI1" svg:font-family="'Segoe UI'" style:font-pitch="variable"/>
    <style:font-face style:name="Symbol" svg:font-family="Symbol" style:font-pitch="variable"/>
    <style:font-face style:name="Times-Roman" svg:font-family="Times-Roman, 'Times New Roman'" style:font-pitch="variable"/>
    <style:font-face style:name="Calibri" svg:font-family="Calibri" style:font-family-generic="roman" style:font-pitch="variable"/>
    <style:font-face style:name="Code" svg:font-family="Code" style:font-family-generic="roman" style:font-pitch="variable"/>
    <style:font-face style:name="Courier New1"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5576in" fo:margin-left="-0.075in" table:align="left" style:writing-mode="lr-tb"/>
    </style:style>
    <style:style style:name="Table1.A" style:family="table-column">
      <style:table-column-properties style:column-width="1.5667in"/>
    </style:style>
    <style:style style:name="Table1.B" style:family="table-column">
      <style:table-column-properties style:column-width="0.6201in"/>
    </style:style>
    <style:style style:name="Table1.C" style:family="table-column">
      <style:table-column-properties style:column-width="0.6875in"/>
    </style:style>
    <style:style style:name="Table1.D" style:family="table-column">
      <style:table-column-properties style:column-width="1.1438in"/>
    </style:style>
    <style:style style:name="Table1.E" style:family="table-column">
      <style:table-column-properties style:column-width="1.5396in"/>
    </style:style>
    <style:style style:name="Table1.1" style:family="table-row">
      <style:table-row-properties style:min-row-height="0.3in" fo:keep-together="auto"/>
    </style:style>
    <style:style style:name="Table1.A1" style:family="table-cell">
      <style:table-cell-properties style:vertical-align="middle" fo:padding-left="0.075in" fo:padding-right="0.075in" fo:padding-top="0in" fo:padding-bottom="0in" fo:border-left="none" fo:border-right="none" fo:border-top="0.5pt solid #a5a5a5" fo:border-bottom="0.5pt solid #a5a5a5" style:writing-mode="lr-tb"/>
    </style:style>
    <style:style style:name="Table1.2" style:family="table-row">
      <style:table-row-properties fo:keep-together="auto"/>
    </style:style>
    <style:style style:name="Table1.A2" style:family="table-cell">
      <style:table-cell-properties style:vertical-align="top" fo:background-color="#ededed" fo:padding-left="0.075in" fo:padding-right="0.075in" fo:padding-top="0in" fo:padding-bottom="0in" fo:border="none" style:writing-mode="lr-tb">
        <style:background-image/>
      </style:table-cell-properties>
    </style:style>
    <style:style style:name="Table1.A3" style:family="table-cell">
      <style:table-cell-properties style:vertical-align="top" fo:padding-left="0.075in" fo:padding-right="0.075in" fo:padding-top="0in" fo:padding-bottom="0in" fo:border="none" style:writing-mode="lr-tb"/>
    </style:style>
    <style:style style:name="Table1.B3" style:family="table-cell">
      <style:table-cell-properties style:vertical-align="top" fo:padding-left="0.075in" fo:padding-right="0.075in" fo:padding-top="0in" fo:padding-bottom="0in" fo:border="none" style:writing-mode="lr-tb"/>
    </style:style>
    <style:style style:name="Table1.C3" style:family="table-cell">
      <style:table-cell-properties style:vertical-align="top" fo:padding-left="0.075in" fo:padding-right="0.075in" fo:padding-top="0in" fo:padding-bottom="0in" fo:border="none" style:writing-mode="lr-tb"/>
    </style:style>
    <style:style style:name="Table1.D3" style:family="table-cell">
      <style:table-cell-properties style:vertical-align="top" fo:padding-left="0.075in" fo:padding-right="0.075in" fo:padding-top="0in" fo:padding-bottom="0in" fo:border="none" style:writing-mode="lr-tb"/>
    </style:style>
    <style:style style:name="Table1.E3" style:family="table-cell">
      <style:table-cell-properties style:vertical-align="top" fo:padding-left="0.075in" fo:padding-right="0.075in" fo:padding-top="0in" fo:padding-bottom="0in" fo:border="none" style:writing-mode="lr-tb"/>
    </style:style>
    <style:style style:name="Table1.A5" style:family="table-cell">
      <style:table-cell-properties style:vertical-align="top" fo:padding-left="0.075in" fo:padding-right="0.075in" fo:padding-top="0in" fo:padding-bottom="0in" fo:border="none" style:writing-mode="lr-tb"/>
    </style:style>
    <style:style style:name="Table1.B5" style:family="table-cell">
      <style:table-cell-properties style:vertical-align="top" fo:padding-left="0.075in" fo:padding-right="0.075in" fo:padding-top="0in" fo:padding-bottom="0in" fo:border="none" style:writing-mode="lr-tb"/>
    </style:style>
    <style:style style:name="Table1.C5" style:family="table-cell">
      <style:table-cell-properties style:vertical-align="top" fo:padding-left="0.075in" fo:padding-right="0.075in" fo:padding-top="0in" fo:padding-bottom="0in" fo:border="none" style:writing-mode="lr-tb"/>
    </style:style>
    <style:style style:name="Table1.D5" style:family="table-cell">
      <style:table-cell-properties style:vertical-align="top" fo:padding-left="0.075in" fo:padding-right="0.075in" fo:padding-top="0in" fo:padding-bottom="0in" fo:border="none" style:writing-mode="lr-tb"/>
    </style:style>
    <style:style style:name="Table1.E5" style:family="table-cell">
      <style:table-cell-properties style:vertical-align="top" fo:padding-left="0.075in" fo:padding-right="0.075in" fo:padding-top="0in" fo:padding-bottom="0in" fo:border="none" style:writing-mode="lr-tb"/>
    </style:style>
    <style:style style:name="Table1.D6" style:family="table-cell">
      <style:table-cell-properties style:vertical-align="middle" fo:background-color="#ededed" fo:padding-left="0.075in" fo:padding-right="0.075in" fo:padding-top="0in" fo:padding-bottom="0in" fo:border="none" style:writing-mode="lr-tb">
        <style:background-image/>
      </style:table-cell-properties>
    </style:style>
    <style:style style:name="Table1.A7" style:family="table-cell">
      <style:table-cell-properties style:vertical-align="top" fo:padding-left="0.075in" fo:padding-right="0.075in" fo:padding-top="0in" fo:padding-bottom="0in" fo:border="none" style:writing-mode="lr-tb"/>
    </style:style>
    <style:style style:name="Table1.B7" style:family="table-cell">
      <style:table-cell-properties style:vertical-align="top" fo:padding-left="0.075in" fo:padding-right="0.075in" fo:padding-top="0in" fo:padding-bottom="0in" fo:border="none" style:writing-mode="lr-tb"/>
    </style:style>
    <style:style style:name="Table1.C7" style:family="table-cell">
      <style:table-cell-properties style:vertical-align="top" fo:padding-left="0.075in" fo:padding-right="0.075in" fo:padding-top="0in" fo:padding-bottom="0in" fo:border="none" style:writing-mode="lr-tb"/>
    </style:style>
    <style:style style:name="Table1.D7" style:family="table-cell">
      <style:table-cell-properties style:vertical-align="middle" fo:padding-left="0.075in" fo:padding-right="0.075in" fo:padding-top="0in" fo:padding-bottom="0in" fo:border="none" style:writing-mode="lr-tb"/>
    </style:style>
    <style:style style:name="Table1.E7" style:family="table-cell">
      <style:table-cell-properties style:vertical-align="top" fo:padding-left="0.075in" fo:padding-right="0.075in" fo:padding-top="0in" fo:padding-bottom="0in" fo:border="none" style:writing-mode="lr-tb"/>
    </style:style>
    <style:style style:name="Table1.A9" style:family="table-cell">
      <style:table-cell-properties style:vertical-align="top" fo:padding-left="0.075in" fo:padding-right="0.075in" fo:padding-top="0in" fo:padding-bottom="0in" fo:border="none" style:writing-mode="lr-tb"/>
    </style:style>
    <style:style style:name="Table1.B9" style:family="table-cell">
      <style:table-cell-properties style:vertical-align="top" fo:padding-left="0.075in" fo:padding-right="0.075in" fo:padding-top="0in" fo:padding-bottom="0in" fo:border="none" style:writing-mode="lr-tb"/>
    </style:style>
    <style:style style:name="Table1.C9" style:family="table-cell">
      <style:table-cell-properties style:vertical-align="top" fo:padding-left="0.075in" fo:padding-right="0.075in" fo:padding-top="0in" fo:padding-bottom="0in" fo:border="none" style:writing-mode="lr-tb"/>
    </style:style>
    <style:style style:name="Table1.D9" style:family="table-cell">
      <style:table-cell-properties style:vertical-align="top" fo:padding-left="0.075in" fo:padding-right="0.075in" fo:padding-top="0in" fo:padding-bottom="0in" fo:border="none" style:writing-mode="lr-tb"/>
    </style:style>
    <style:style style:name="Table1.E9" style:family="table-cell">
      <style:table-cell-properties style:vertical-align="middle" fo:padding-left="0.075in" fo:padding-right="0.075in" fo:padding-top="0in" fo:padding-bottom="0in" fo:border="none" style:writing-mode="lr-tb"/>
    </style:style>
    <style:style style:name="Table1.A11" style:family="table-cell">
      <style:table-cell-properties style:vertical-align="top" fo:padding-left="0.075in" fo:padding-right="0.075in" fo:padding-top="0in" fo:padding-bottom="0in" fo:border="none" style:writing-mode="lr-tb"/>
    </style:style>
    <style:style style:name="Table1.B11" style:family="table-cell">
      <style:table-cell-properties style:vertical-align="top" fo:padding-left="0.075in" fo:padding-right="0.075in" fo:padding-top="0in" fo:padding-bottom="0in" fo:border="none" style:writing-mode="lr-tb"/>
    </style:style>
    <style:style style:name="Table1.C11" style:family="table-cell">
      <style:table-cell-properties style:vertical-align="top" fo:padding-left="0.075in" fo:padding-right="0.075in" fo:padding-top="0in" fo:padding-bottom="0in" fo:border="none" style:writing-mode="lr-tb"/>
    </style:style>
    <style:style style:name="Table1.D11" style:family="table-cell">
      <style:table-cell-properties style:vertical-align="middle" fo:padding-left="0.075in" fo:padding-right="0.075in" fo:padding-top="0in" fo:padding-bottom="0in" fo:border="none" style:writing-mode="lr-tb"/>
    </style:style>
    <style:style style:name="Table1.E11" style:family="table-cell">
      <style:table-cell-properties style:vertical-align="top" fo:padding-left="0.075in" fo:padding-right="0.075in" fo:padding-top="0in" fo:padding-bottom="0in" fo:border="none" style:writing-mode="lr-tb"/>
    </style:style>
    <style:style style:name="Table1.A12" style:family="table-cell">
      <style:table-cell-properties style:vertical-align="top" fo:background-color="#ededed" fo:padding-left="0.075in" fo:padding-right="0.075in" fo:padding-top="0in" fo:padding-bottom="0in" fo:border-left="none" fo:border-right="none" fo:border-top="none" fo:border-bottom="0.5pt solid #a5a5a5" style:writing-mode="lr-tb">
        <style:background-image/>
      </style:table-cell-properties>
    </style:style>
    <style:style style:name="Table1.E12" style:family="table-cell">
      <style:table-cell-properties style:vertical-align="middle" fo:background-color="#ededed" fo:padding-left="0.075in" fo:padding-right="0.075in" fo:padding-top="0in" fo:padding-bottom="0in" fo:border-left="none" fo:border-right="none" fo:border-top="none" fo:border-bottom="0.5pt solid #a5a5a5" style:writing-mode="lr-tb">
        <style:background-image/>
      </style:table-cell-properties>
    </style:style>
    <style:style style:name="P1" style:family="paragraph" style:parent-style-name="Standard">
      <style:paragraph-properties fo:margin-top="0in" fo:margin-bottom="0.0835in" loext:contextual-spacing="false" fo:line-height="100%" fo:text-align="justify" style:justify-single-word="false" fo:keep-with-next="always">
        <style:tab-stops>
          <style:tab-stop style:position="0.25in"/>
          <style:tab-stop style:position="0.5in"/>
          <style:tab-stop style:position="0.75in"/>
          <style:tab-stop style:position="1in"/>
        </style:tab-stops>
      </style:paragraph-properties>
      <style:text-properties style:font-name="Times New Roman" fo:font-size="12pt" fo:font-weight="bold" style:font-size-asian="12pt" style:font-weight-asian="bold" style:font-name-complex="Times New Roman" style:font-size-complex="12pt"/>
    </style:style>
    <style:style style:name="P2" style:family="paragraph" style:parent-style-name="Standard" style:master-page-name="Standard">
      <style:paragraph-properties fo:margin-top="0in" fo:margin-bottom="0.0835in" loext:contextual-spacing="false" fo:line-height="100%" style:page-number="auto">
        <style:tab-stops>
          <style:tab-stop style:position="0.25in"/>
          <style:tab-stop style:position="0.5in"/>
          <style:tab-stop style:position="0.75in"/>
          <style:tab-stop style:position="1in"/>
        </style:tab-stops>
      </style:paragraph-properties>
      <style:text-properties style:font-name="Times New Roman" fo:font-size="16pt" fo:font-weight="bold" style:font-size-asian="16pt" style:font-weight-asian="bold" style:font-name-complex="Times New Roman" style:font-size-complex="16pt" style:font-weight-complex="bold"/>
    </style:style>
    <style:style style:name="P3" style:family="paragraph" style:parent-style-name="Standard">
      <style:paragraph-properties fo:margin-top="0in" fo:margin-bottom="0.25in" loext:contextual-spacing="false" fo:line-height="100%" fo:text-align="justify" style:justify-single-word="false" fo:orphans="0" fo:widows="0">
        <style:tab-stops>
          <style:tab-stop style:position="0.5in"/>
          <style:tab-stop style:position="0.75in"/>
          <style:tab-stop style:position="1in"/>
          <style:tab-stop style:position="3in"/>
          <style:tab-stop style:position="3.25in"/>
          <style:tab-stop style:position="3.5in"/>
          <style:tab-stop style:position="3.75in"/>
          <style:tab-stop style:position="4in"/>
        </style:tab-stops>
      </style:paragraph-properties>
      <style:text-properties style:font-name="Times New Roman" style:font-name-complex="Times New Roman"/>
    </style:style>
    <style:style style:name="P4" style:family="paragraph" style:parent-style-name="Standard">
      <style:paragraph-properties fo:margin-top="0in" fo:margin-bottom="0.25in" loext:contextual-spacing="false" fo:line-height="100%" fo:orphans="0" fo:widows="0">
        <style:tab-stops>
          <style:tab-stop style:position="0.25in"/>
          <style:tab-stop style:position="0.5in"/>
          <style:tab-stop style:position="0.75in"/>
          <style:tab-stop style:position="1in"/>
        </style:tab-stops>
      </style:paragraph-properties>
      <style:text-properties style:font-name="Garamond" style:font-name-complex="Garamond"/>
    </style:style>
    <style:style style:name="P5" style:family="paragraph" style:parent-style-name="Standard">
      <style:paragraph-properties fo:margin-top="0in" fo:margin-bottom="0.25in" loext:contextual-spacing="false" fo:line-height="100%" fo:padding-left="0in" fo:padding-right="0in" fo:padding-top="0in" fo:padding-bottom="0.0138in" fo:border-left="none" fo:border-right="none" fo:border-top="none" fo:border-bottom="0.51pt solid #00000a">
        <style:tab-stops>
          <style:tab-stop style:position="0.25in"/>
          <style:tab-stop style:position="0.5in"/>
          <style:tab-stop style:position="0.75in"/>
          <style:tab-stop style:position="1in"/>
        </style:tab-stops>
      </style:paragraph-properties>
      <style:text-properties style:font-name="Times New Roman" fo:font-size="14pt" fo:font-weight="bold" style:font-size-asian="14pt" style:font-weight-asian="bold" style:font-name-complex="Times New Roman" style:font-size-complex="14pt" style:font-weight-complex="bold"/>
    </style:style>
    <style:style style:name="P6" style:family="paragraph" style:parent-style-name="Standard">
      <style:paragraph-properties fo:margin-top="0in" fo:margin-bottom="0.25in" loext:contextual-spacing="false" fo:line-height="100%" fo:keep-with-next="always">
        <style:tab-stops>
          <style:tab-stop style:position="0.25in"/>
          <style:tab-stop style:position="0.5in"/>
          <style:tab-stop style:position="0.75in"/>
          <style:tab-stop style:position="1in"/>
        </style:tab-stops>
      </style:paragraph-properties>
      <style:text-properties style:font-name="Times New Roman" fo:font-size="12pt" fo:font-weight="bold" style:font-size-asian="12pt" style:font-weight-asian="bold" style:font-name-complex="Times New Roman" style:font-size-complex="12pt"/>
    </style:style>
    <style:style style:name="P7" style:family="paragraph" style:parent-style-name="Standard">
      <style:paragraph-properties fo:margin-top="0in" fo:margin-bottom="0in" loext:contextual-spacing="false" fo:line-height="100%" fo:text-align="end" style:justify-single-word="false">
        <style:tab-stops>
          <style:tab-stop style:position="0.25in"/>
          <style:tab-stop style:position="0.5in"/>
          <style:tab-stop style:position="0.75in"/>
          <style:tab-stop style:position="1in"/>
        </style:tab-stops>
      </style:paragraph-properties>
    </style:style>
    <style:style style:name="P8" style:family="paragraph" style:parent-style-name="Standard">
      <style:paragraph-properties fo:margin-top="0in" fo:margin-bottom="0in" loext:contextual-spacing="false" fo:line-height="100%">
        <style:tab-stops>
          <style:tab-stop style:position="0.25in"/>
          <style:tab-stop style:position="0.5in"/>
          <style:tab-stop style:position="0.75in"/>
          <style:tab-stop style:position="1in"/>
        </style:tab-stops>
      </style:paragraph-properties>
    </style:style>
    <style:style style:name="P9" style:family="paragraph" style:parent-style-name="Standard" style:list-style-name="WW8Num3">
      <style:paragraph-properties fo:margin-top="0in" fo:margin-bottom="0in" loext:contextual-spacing="false" fo:line-height="100%" fo:text-align="justify" style:justify-single-word="false">
        <style:tab-stops>
          <style:tab-stop style:position="0.25in"/>
          <style:tab-stop style:position="0.5in"/>
          <style:tab-stop style:position="0.75in"/>
          <style:tab-stop style:position="1.1252in"/>
        </style:tab-stops>
      </style:paragraph-properties>
    </style:style>
    <style:style style:name="P10" style:family="paragraph" style:parent-style-name="Standard" style:list-style-name="WW8Num4">
      <style:paragraph-properties fo:margin-top="0in" fo:margin-bottom="0in" loext:contextual-spacing="false" fo:line-height="100%" fo:text-align="justify" style:justify-single-word="false" fo:orphans="0" fo:widows="0">
        <style:tab-stops>
          <style:tab-stop style:position="0.25in"/>
          <style:tab-stop style:position="0.5in"/>
          <style:tab-stop style:position="0.75in"/>
          <style:tab-stop style:position="1in"/>
        </style:tab-stops>
      </style:paragraph-properties>
    </style:style>
    <style:style style:name="P11" style:family="paragraph" style:parent-style-name="Standard">
      <style:paragraph-properties fo:margin-top="0in" fo:margin-bottom="0in" loext:contextual-spacing="false" fo:line-height="100%" fo:text-align="justify" style:justify-single-word="false" fo:orphans="0" fo:widows="0">
        <style:tab-stops>
          <style:tab-stop style:position="0.25in"/>
          <style:tab-stop style:position="0.5in"/>
          <style:tab-stop style:position="0.75in"/>
          <style:tab-stop style:position="1in"/>
          <style:tab-stop style:position="1.3752in"/>
          <style:tab-stop style:position="1.5in"/>
          <style:tab-stop style:position="2.25in"/>
          <style:tab-stop style:position="2.5in"/>
          <style:tab-stop style:position="2.75in"/>
          <style:tab-stop style:position="3in"/>
          <style:tab-stop style:position="3.25in"/>
          <style:tab-stop style:position="3.5626in"/>
          <style:tab-stop style:position="3.75in"/>
          <style:tab-stop style:position="4in"/>
          <style:tab-stop style:position="4.75in"/>
          <style:tab-stop style:position="5in"/>
          <style:tab-stop style:position="5.25in"/>
          <style:tab-stop style:position="5.5in"/>
        </style:tab-stops>
      </style:paragraph-properties>
    </style:style>
    <style:style style:name="P12" style:family="paragraph" style:parent-style-name="Standard">
      <style:paragraph-properties fo:margin-top="0in" fo:margin-bottom="0in" loext:contextual-spacing="false" fo:line-height="100%" fo:text-align="justify" style:justify-single-word="false" fo:orphans="0" fo:widows="0">
        <style:tab-stops>
          <style:tab-stop style:position="0.25in"/>
          <style:tab-stop style:position="0.5in"/>
          <style:tab-stop style:position="0.75in"/>
          <style:tab-stop style:position="1in"/>
          <style:tab-stop style:position="1.75in"/>
          <style:tab-stop style:position="2.75in"/>
          <style:tab-stop style:position="3in"/>
          <style:tab-stop style:position="3.25in"/>
          <style:tab-stop style:position="3.5in"/>
          <style:tab-stop style:position="3.75in"/>
          <style:tab-stop style:position="4in"/>
        </style:tab-stops>
      </style:paragraph-properties>
    </style:style>
    <style:style style:name="P13" style:family="paragraph" style:parent-style-name="Standard">
      <style:paragraph-properties fo:margin-top="0in" fo:margin-bottom="0in" loext:contextual-spacing="false" fo:line-height="100%" fo:text-align="justify" style:justify-single-word="false" fo:orphans="0" fo:widows="0">
        <style:tab-stops>
          <style:tab-stop style:position="0.25in"/>
          <style:tab-stop style:position="0.5in"/>
          <style:tab-stop style:position="0.75in"/>
          <style:tab-stop style:position="1in"/>
          <style:tab-stop style:position="1.5in"/>
          <style:tab-stop style:position="2.25in"/>
          <style:tab-stop style:position="2.5in"/>
          <style:tab-stop style:position="3.5in"/>
        </style:tab-stops>
      </style:paragraph-properties>
    </style:style>
    <style:style style:name="P14" style:family="paragraph" style:parent-style-name="Standard">
      <style:paragraph-properties fo:margin-top="0in" fo:margin-bottom="0in" loext:contextual-spacing="false" fo:line-height="100%">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s>
      </style:paragraph-properties>
    </style:style>
    <style:style style:name="P15" style:family="paragraph" style:parent-style-name="Standard">
      <style:paragraph-properties fo:margin-top="0in" fo:margin-bottom="0in" loext:contextual-spacing="false" fo:line-height="100%" fo:text-align="end" style:justify-single-word="false">
        <style:tab-stops>
          <style:tab-stop style:position="0.25in"/>
          <style:tab-stop style:position="0.5in"/>
          <style:tab-stop style:position="0.75in"/>
          <style:tab-stop style:position="1in"/>
        </style:tab-stops>
      </style:paragraph-properties>
      <style:text-properties style:font-name="Times New Roman" fo:font-size="12pt" fo:font-weight="bold" style:font-size-asian="12pt" style:font-weight-asian="bold" style:font-name-complex="Times New Roman" style:font-size-complex="12pt" style:font-weight-complex="bold"/>
    </style:style>
    <style:style style:name="P16" style:family="paragraph" style:parent-style-name="Standard">
      <style:paragraph-properties fo:margin-top="0in" fo:margin-bottom="0in" loext:contextual-spacing="false" fo:line-height="100%" fo:text-align="end" style:justify-single-word="false">
        <style:tab-stops>
          <style:tab-stop style:position="0.25in"/>
          <style:tab-stop style:position="0.5in"/>
          <style:tab-stop style:position="0.75in"/>
          <style:tab-stop style:position="1in"/>
        </style:tab-stops>
      </style:paragraph-properties>
      <style:text-properties style:font-name="Times New Roman" fo:font-size="12pt" style:font-size-asian="12pt" style:font-name-complex="Times New Roman" style:font-size-complex="12pt" style:font-weight-complex="bold"/>
    </style:style>
    <style:style style:name="P17" style:family="paragraph" style:parent-style-name="Standard">
      <style:paragraph-properties fo:margin-top="0in" fo:margin-bottom="0in" loext:contextual-spacing="false" fo:line-height="100%">
        <style:tab-stops>
          <style:tab-stop style:position="0.25in"/>
          <style:tab-stop style:position="0.5in"/>
          <style:tab-stop style:position="0.75in"/>
          <style:tab-stop style:position="1in"/>
        </style:tab-stops>
      </style:paragraph-properties>
      <style:text-properties style:font-name="Times New Roman" fo:font-weight="bold" style:font-weight-asian="bold" style:font-name-complex="Times New Roman" style:font-weight-complex="bold"/>
    </style:style>
    <style:style style:name="P18" style:family="paragraph" style:parent-style-name="Standard" style:list-style-name="WW8Num3">
      <style:paragraph-properties fo:margin-top="0in" fo:margin-bottom="0in" loext:contextual-spacing="false" fo:line-height="100%" fo:text-align="justify" style:justify-single-word="false">
        <style:tab-stops>
          <style:tab-stop style:position="0.25in"/>
          <style:tab-stop style:position="0.5in"/>
          <style:tab-stop style:position="0.75in"/>
          <style:tab-stop style:position="1.1252in"/>
        </style:tab-stops>
      </style:paragraph-properties>
      <style:text-properties style:font-name="Times New Roman" style:font-name-complex="Times New Roman"/>
    </style:style>
    <style:style style:name="P19" style:family="paragraph" style:parent-style-name="Standard">
      <style:paragraph-properties fo:margin-top="0in" fo:margin-bottom="0in" loext:contextual-spacing="false" fo:line-height="100%" fo:text-align="justify" style:justify-single-word="false" fo:orphans="0" fo:widows="0">
        <style:tab-stops>
          <style:tab-stop style:position="0.5in"/>
          <style:tab-stop style:position="0.75in"/>
          <style:tab-stop style:position="1in"/>
          <style:tab-stop style:position="3in"/>
          <style:tab-stop style:position="3.25in"/>
          <style:tab-stop style:position="3.5in"/>
          <style:tab-stop style:position="3.75in"/>
          <style:tab-stop style:position="3.8126in"/>
          <style:tab-stop style:position="4in"/>
        </style:tab-stops>
      </style:paragraph-properties>
      <style:text-properties style:font-name="Times New Roman" style:font-name-complex="Times New Roman"/>
    </style:style>
    <style:style style:name="P20" style:family="paragraph" style:parent-style-name="Standard">
      <style:paragraph-properties fo:margin-top="0in" fo:margin-bottom="0in" loext:contextual-spacing="false" fo:line-height="100%">
        <style:tab-stops>
          <style:tab-stop style:position="0.25in"/>
          <style:tab-stop style:position="0.5in"/>
          <style:tab-stop style:position="0.75in"/>
          <style:tab-stop style:position="1in"/>
        </style:tab-stops>
      </style:paragraph-properties>
      <style:text-properties style:font-name="Times New Roman" style:font-name-complex="Times New Roman"/>
    </style:style>
    <style:style style:name="P21" style:family="paragraph" style:parent-style-name="Standard">
      <style:paragraph-properties fo:margin-top="0in" fo:margin-bottom="0in" loext:contextual-spacing="false" fo:line-height="150%" fo:orphans="0" fo:widows="0">
        <style:tab-stops>
          <style:tab-stop style:position="0.25in"/>
          <style:tab-stop style:position="0.5in"/>
          <style:tab-stop style:position="0.75in"/>
          <style:tab-stop style:position="1in"/>
          <style:tab-stop style:position="1.25in"/>
          <style:tab-stop style:position="1.6252in"/>
          <style:tab-stop style:position="3in"/>
          <style:tab-stop style:position="3.25in"/>
          <style:tab-stop style:position="3.5in"/>
        </style:tab-stops>
      </style:paragraph-properties>
    </style:style>
    <style:style style:name="P22" style:family="paragraph" style:parent-style-name="Standard">
      <style:paragraph-properties fo:margin-top="0in" fo:margin-bottom="0in" loext:contextual-spacing="false" fo:line-height="100%" fo:text-align="justify" style:justify-single-word="false" fo:orphans="0" fo:widows="0">
        <style:tab-stops>
          <style:tab-stop style:position="0.25in"/>
          <style:tab-stop style:position="0.5in"/>
          <style:tab-stop style:position="0.75in"/>
          <style:tab-stop style:position="1in"/>
          <style:tab-stop style:position="1.3752in"/>
          <style:tab-stop style:position="1.5in"/>
          <style:tab-stop style:position="2.25in"/>
          <style:tab-stop style:position="2.5in"/>
          <style:tab-stop style:position="2.75in"/>
          <style:tab-stop style:position="3in"/>
          <style:tab-stop style:position="3.25in"/>
          <style:tab-stop style:position="3.5626in"/>
          <style:tab-stop style:position="3.75in"/>
          <style:tab-stop style:position="4in"/>
          <style:tab-stop style:position="4.75in"/>
          <style:tab-stop style:position="5in"/>
          <style:tab-stop style:position="5.25in"/>
          <style:tab-stop style:position="5.5in"/>
        </style:tab-stops>
      </style:paragraph-properties>
      <style:text-properties style:font-name="Garamond" fo:font-size="12pt" style:font-name-asian="Times New Roman" style:font-size-asian="12pt" style:font-name-complex="Garamond" style:font-size-complex="12pt"/>
    </style:style>
    <style:style style:name="P23" style:family="paragraph" style:parent-style-name="Standard">
      <style:paragraph-properties fo:margin-top="0in" fo:margin-bottom="0in" loext:contextual-spacing="false" fo:line-height="100%" fo:keep-with-next="always">
        <style:tab-stops>
          <style:tab-stop style:position="0.5in"/>
          <style:tab-stop style:position="0.75in"/>
          <style:tab-stop style:position="1in"/>
          <style:tab-stop style:position="1.1252in"/>
          <style:tab-stop style:position="2.5in"/>
          <style:tab-stop style:position="2.6252in"/>
          <style:tab-stop style:position="2.75in"/>
          <style:tab-stop style:position="2.8752in"/>
          <style:tab-stop style:position="3in"/>
          <style:tab-stop style:position="3.25in"/>
          <style:tab-stop style:position="3.5in"/>
          <style:tab-stop style:position="3.75in"/>
          <style:tab-stop style:position="4in"/>
          <style:tab-stop style:position="4.5in"/>
          <style:tab-stop style:position="4.75in"/>
          <style:tab-stop style:position="5in"/>
          <style:tab-stop style:position="5.25in"/>
          <style:tab-stop style:position="5.5in"/>
          <style:tab-stop style:position="5.75in"/>
          <style:tab-stop style:position="6in"/>
        </style:tab-stops>
      </style:paragraph-properties>
    </style:style>
    <style:style style:name="P24" style:family="paragraph" style:parent-style-name="Standard">
      <style:paragraph-properties fo:margin-top="0in" fo:margin-bottom="0in" loext:contextual-spacing="false" fo:line-height="100%" fo:keep-with-next="always">
        <style:tab-stops>
          <style:tab-stop style:position="0.5in"/>
          <style:tab-stop style:position="0.75in"/>
          <style:tab-stop style:position="1in"/>
          <style:tab-stop style:position="1.1252in"/>
          <style:tab-stop style:position="2.5in"/>
          <style:tab-stop style:position="2.6252in"/>
          <style:tab-stop style:position="2.75in"/>
          <style:tab-stop style:position="2.8752in"/>
          <style:tab-stop style:position="3in"/>
          <style:tab-stop style:position="3.25in"/>
          <style:tab-stop style:position="3.5in"/>
          <style:tab-stop style:position="3.75in"/>
          <style:tab-stop style:position="4in"/>
          <style:tab-stop style:position="4.75in"/>
        </style:tab-stops>
      </style:paragraph-properties>
    </style:style>
    <style:style style:name="P25" style:family="paragraph" style:parent-style-name="Standard">
      <style:paragraph-properties fo:margin-top="0in" fo:margin-bottom="0in" loext:contextual-spacing="false" fo:line-height="100%" fo:text-align="justify" style:justify-single-word="false" fo:keep-together="always" fo:keep-with-next="always">
        <style:tab-stops>
          <style:tab-stop style:position="0.25in"/>
          <style:tab-stop style:position="0.5in"/>
          <style:tab-stop style:position="0.75in"/>
          <style:tab-stop style:position="1in"/>
          <style:tab-stop style:position="2.5in"/>
          <style:tab-stop style:position="2.6252in"/>
          <style:tab-stop style:position="2.75in"/>
          <style:tab-stop style:position="2.8752in"/>
          <style:tab-stop style:position="3.1252in"/>
          <style:tab-stop style:position="3.25in"/>
          <style:tab-stop style:position="3.5in"/>
          <style:tab-stop style:position="3.6252in"/>
          <style:tab-stop style:position="3.8752in"/>
          <style:tab-stop style:position="4.5in"/>
          <style:tab-stop style:position="4.75in"/>
          <style:tab-stop style:position="5in"/>
        </style:tab-stops>
      </style:paragraph-properties>
    </style:style>
    <style:style style:name="P26" style:family="paragraph" style:parent-style-name="Standard">
      <style:paragraph-properties fo:margin-top="0in" fo:margin-bottom="0in" loext:contextual-spacing="false" fo:line-height="100%" fo:text-align="justify" style:justify-single-word="false" fo:keep-together="always" fo:keep-with-next="always">
        <style:tab-stops>
          <style:tab-stop style:position="0.25in"/>
          <style:tab-stop style:position="0.5in"/>
          <style:tab-stop style:position="0.75in"/>
          <style:tab-stop style:position="1in"/>
        </style:tab-stops>
      </style:paragraph-properties>
    </style:style>
    <style:style style:name="P27" style:family="paragraph" style:parent-style-name="Standard">
      <style:paragraph-properties fo:margin-top="0in" fo:margin-bottom="0in" loext:contextual-spacing="false" fo:line-height="100%" fo:text-align="justify" style:justify-single-word="false" fo:keep-with-next="always">
        <style:tab-stops>
          <style:tab-stop style:position="0.25in"/>
          <style:tab-stop style:position="0.5in"/>
          <style:tab-stop style:position="0.75in"/>
          <style:tab-stop style:position="1in"/>
          <style:tab-stop style:position="1.375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paragraph-properties>
    </style:style>
    <style:style style:name="P28" style:family="paragraph" style:parent-style-name="Standard">
      <style:paragraph-properties fo:margin-top="0in" fo:margin-bottom="0in" loext:contextual-spacing="false" fo:line-height="100%" fo:text-align="justify" style:justify-single-word="false" fo:keep-with-next="always">
        <style:tab-stops>
          <style:tab-stop style:position="0.25in"/>
          <style:tab-stop style:position="0.5in"/>
          <style:tab-stop style:position="0.75in"/>
          <style:tab-stop style:position="1in"/>
          <style:tab-stop style:position="1.375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s>
      </style:paragraph-properties>
    </style:style>
    <style:style style:name="P29" style:family="paragraph" style:parent-style-name="Standard">
      <style:paragraph-properties fo:margin-top="0in" fo:margin-bottom="0in" loext:contextual-spacing="false" fo:line-height="100%" fo:text-align="justify" style:justify-single-word="false" fo:keep-with-next="always">
        <style:tab-stops>
          <style:tab-stop style:position="0.25in"/>
          <style:tab-stop style:position="0.5in"/>
          <style:tab-stop style:position="0.75in"/>
          <style:tab-stop style:position="1in"/>
          <style:tab-stop style:position="1.375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s>
      </style:paragraph-properties>
    </style:style>
    <style:style style:name="P30" style:family="paragraph" style:parent-style-name="Standard">
      <style:paragraph-properties fo:margin-top="0in" fo:margin-bottom="0in" loext:contextual-spacing="false" fo:line-height="100%" fo:text-align="justify" style:justify-single-word="false" fo:keep-with-next="always">
        <style:tab-stops>
          <style:tab-stop style:position="0.25in"/>
          <style:tab-stop style:position="0.5in"/>
          <style:tab-stop style:position="0.75in"/>
          <style:tab-stop style:position="1.0626in"/>
          <style:tab-stop style:position="1.4374in"/>
          <style:tab-stop style:position="2.3126in"/>
          <style:tab-stop style:position="2.8126in"/>
          <style:tab-stop style:position="3.1252in"/>
          <style:tab-stop style:position="3.3752in"/>
          <style:tab-stop style:position="3.6252in"/>
          <style:tab-stop style:position="4in"/>
          <style:tab-stop style:position="4.6252in"/>
        </style:tab-stops>
      </style:paragraph-properties>
    </style:style>
    <style:style style:name="P31" style:family="paragraph" style:parent-style-name="Standard">
      <style:paragraph-properties fo:margin-top="0in" fo:margin-bottom="0in" loext:contextual-spacing="false" fo:line-height="100%" fo:text-align="justify" style:justify-single-word="false" fo:keep-with-next="always">
        <style:tab-stops>
          <style:tab-stop style:position="0.25in"/>
          <style:tab-stop style:position="0.5in"/>
          <style:tab-stop style:position="0.75in"/>
          <style:tab-stop style:position="1.0626in"/>
          <style:tab-stop style:position="1.4374in"/>
          <style:tab-stop style:position="2.3126in"/>
          <style:tab-stop style:position="2.8126in"/>
          <style:tab-stop style:position="3.1252in"/>
          <style:tab-stop style:position="3.3752in"/>
          <style:tab-stop style:position="3.6252in"/>
          <style:tab-stop style:position="3.9374in"/>
          <style:tab-stop style:position="4in"/>
          <style:tab-stop style:position="4.1252in"/>
          <style:tab-stop style:position="4.6252in"/>
        </style:tab-stops>
      </style:paragraph-properties>
    </style:style>
    <style:style style:name="P32" style:family="paragraph" style:parent-style-name="Standard">
      <style:paragraph-properties fo:margin-top="0in" fo:margin-bottom="0in" loext:contextual-spacing="false" fo:line-height="100%" fo:text-align="justify" style:justify-single-word="false" fo:keep-with-next="always">
        <style:tab-stops>
          <style:tab-stop style:position="0.25in"/>
          <style:tab-stop style:position="0.5in"/>
          <style:tab-stop style:position="0.75in"/>
          <style:tab-stop style:position="1in"/>
          <style:tab-stop style:position="1.25in"/>
          <style:tab-stop style:position="1.5in"/>
          <style:tab-stop style:position="2.3126in"/>
          <style:tab-stop style:position="2.8126in"/>
          <style:tab-stop style:position="3in"/>
          <style:tab-stop style:position="3.25in"/>
          <style:tab-stop style:position="3.5in"/>
          <style:tab-stop style:position="3.75in"/>
          <style:tab-stop style:position="3.8752in"/>
          <style:tab-stop style:position="4.6252in"/>
        </style:tab-stops>
      </style:paragraph-properties>
    </style:style>
    <style:style style:name="P33" style:family="paragraph" style:parent-style-name="Standard">
      <style:paragraph-properties fo:margin-top="0in" fo:margin-bottom="0in" loext:contextual-spacing="false" fo:line-height="100%" fo:text-align="justify" style:justify-single-word="false" fo:keep-with-next="always">
        <style:tab-stops>
          <style:tab-stop style:position="0.5in"/>
          <style:tab-stop style:position="0.75in"/>
          <style:tab-stop style:position="1in"/>
          <style:tab-stop style:position="1.25in"/>
          <style:tab-stop style:position="1.5in"/>
          <style:tab-stop style:position="2.3126in"/>
          <style:tab-stop style:position="2.8126in"/>
          <style:tab-stop style:position="3in"/>
          <style:tab-stop style:position="3.25in"/>
          <style:tab-stop style:position="3.5in"/>
          <style:tab-stop style:position="3.75in"/>
          <style:tab-stop style:position="3.8752in"/>
          <style:tab-stop style:position="4.6252in"/>
        </style:tab-stops>
      </style:paragraph-properties>
    </style:style>
    <style:style style:name="P34" style:family="paragraph" style:parent-style-name="Standard">
      <style:paragraph-properties fo:margin-top="0in" fo:margin-bottom="0in" loext:contextual-spacing="false" fo:line-height="100%" fo:text-align="justify" style:justify-single-word="false" fo:keep-with-next="always">
        <style:tab-stops>
          <style:tab-stop style:position="0.5in"/>
          <style:tab-stop style:position="0.75in"/>
          <style:tab-stop style:position="1in"/>
          <style:tab-stop style:position="1.25in"/>
          <style:tab-stop style:position="1.5in"/>
          <style:tab-stop style:position="2.3126in"/>
          <style:tab-stop style:position="2.8126in"/>
          <style:tab-stop style:position="3in"/>
          <style:tab-stop style:position="3.25in"/>
          <style:tab-stop style:position="3.5in"/>
          <style:tab-stop style:position="3.75in"/>
          <style:tab-stop style:position="4in"/>
          <style:tab-stop style:position="4.6252in"/>
        </style:tab-stops>
      </style:paragraph-properties>
    </style:style>
    <style:style style:name="P35" style:family="paragraph" style:parent-style-name="Standard">
      <style:paragraph-properties fo:margin-top="0in" fo:margin-bottom="0in" loext:contextual-spacing="false" fo:line-height="100%" fo:text-align="justify" style:justify-single-word="false" fo:keep-with-next="always">
        <style:tab-stops>
          <style:tab-stop style:position="0.25in"/>
          <style:tab-stop style:position="0.5in"/>
          <style:tab-stop style:position="0.75in"/>
          <style:tab-stop style:position="1.1252in"/>
          <style:tab-stop style:position="1.5in"/>
          <style:tab-stop style:position="2.3126in"/>
          <style:tab-stop style:position="3in"/>
          <style:tab-stop style:position="3.25in"/>
          <style:tab-stop style:position="3.5in"/>
          <style:tab-stop style:position="3.8126in"/>
          <style:tab-stop style:position="4in"/>
          <style:tab-stop style:position="4.6252in"/>
        </style:tab-stops>
      </style:paragraph-properties>
    </style:style>
    <style:style style:name="P36" style:family="paragraph" style:parent-style-name="Standard">
      <style:paragraph-properties fo:margin-top="0in" fo:margin-bottom="0in" loext:contextual-spacing="false" fo:line-height="100%" fo:text-align="justify" style:justify-single-word="false" fo:keep-with-next="always">
        <style:tab-stops>
          <style:tab-stop style:position="0.5in"/>
          <style:tab-stop style:position="0.75in"/>
          <style:tab-stop style:position="1.1252in"/>
          <style:tab-stop style:position="1.5in"/>
          <style:tab-stop style:position="2.3126in"/>
          <style:tab-stop style:position="3in"/>
          <style:tab-stop style:position="3.25in"/>
          <style:tab-stop style:position="3.5in"/>
          <style:tab-stop style:position="3.8126in"/>
          <style:tab-stop style:position="4in"/>
          <style:tab-stop style:position="4.6252in"/>
        </style:tab-stops>
      </style:paragraph-properties>
    </style:style>
    <style:style style:name="P37" style:family="paragraph" style:parent-style-name="Standard">
      <style:paragraph-properties fo:margin-top="0in" fo:margin-bottom="0in" loext:contextual-spacing="false" fo:line-height="100%" fo:text-align="justify" style:justify-single-word="false" fo:keep-with-next="always">
        <style:tab-stops>
          <style:tab-stop style:position="0.25in"/>
          <style:tab-stop style:position="0.5in"/>
          <style:tab-stop style:position="0.75in"/>
          <style:tab-stop style:position="1.1252in"/>
          <style:tab-stop style:position="1.5in"/>
          <style:tab-stop style:position="2.3126in"/>
          <style:tab-stop style:position="3in"/>
          <style:tab-stop style:position="3.25in"/>
          <style:tab-stop style:position="3.5in"/>
          <style:tab-stop style:position="3.8752in"/>
          <style:tab-stop style:position="4in"/>
          <style:tab-stop style:position="4.6252in"/>
        </style:tab-stops>
      </style:paragraph-properties>
    </style:style>
    <style:style style:name="P38" style:family="paragraph" style:parent-style-name="Standard">
      <style:paragraph-properties fo:margin-top="0in" fo:margin-bottom="0in" loext:contextual-spacing="false" fo:line-height="100%" fo:text-align="justify" style:justify-single-word="false" fo:keep-with-next="always">
        <style:tab-stops>
          <style:tab-stop style:position="0.5in"/>
          <style:tab-stop style:position="0.75in"/>
          <style:tab-stop style:position="1.1252in"/>
          <style:tab-stop style:position="1.5in"/>
          <style:tab-stop style:position="2.3126in"/>
          <style:tab-stop style:position="3in"/>
          <style:tab-stop style:position="3.25in"/>
          <style:tab-stop style:position="3.5in"/>
          <style:tab-stop style:position="3.8752in"/>
          <style:tab-stop style:position="4in"/>
          <style:tab-stop style:position="4.6252in"/>
        </style:tab-stops>
      </style:paragraph-properties>
    </style:style>
    <style:style style:name="P39" style:family="paragraph" style:parent-style-name="Standard">
      <style:paragraph-properties fo:margin-top="0in" fo:margin-bottom="0in" loext:contextual-spacing="false" fo:line-height="100%" fo:text-align="justify" style:justify-single-word="false" fo:keep-with-next="always">
        <style:tab-stops>
          <style:tab-stop style:position="0.25in"/>
          <style:tab-stop style:position="0.5in"/>
          <style:tab-stop style:position="0.75in"/>
          <style:tab-stop style:position="1in"/>
          <style:tab-stop style:position="1.75in"/>
          <style:tab-stop style:position="2.3126in"/>
          <style:tab-stop style:position="2.8126in"/>
          <style:tab-stop style:position="3in"/>
          <style:tab-stop style:position="3.25in"/>
          <style:tab-stop style:position="3.5in"/>
          <style:tab-stop style:position="3.75in"/>
          <style:tab-stop style:position="4in"/>
          <style:tab-stop style:position="4.6252in"/>
        </style:tab-stops>
      </style:paragraph-properties>
    </style:style>
    <style:style style:name="P40" style:family="paragraph" style:parent-style-name="Standard">
      <style:paragraph-properties fo:margin-top="0in" fo:margin-bottom="0in" loext:contextual-spacing="false" fo:line-height="100%" fo:keep-with-next="always">
        <style:tab-stops>
          <style:tab-stop style:position="0.5in"/>
          <style:tab-stop style:position="0.75in"/>
          <style:tab-stop style:position="1in"/>
          <style:tab-stop style:position="1.1252in"/>
          <style:tab-stop style:position="2.5in"/>
          <style:tab-stop style:position="3in"/>
          <style:tab-stop style:position="3.25in"/>
          <style:tab-stop style:position="3.5in"/>
          <style:tab-stop style:position="3.8752in"/>
          <style:tab-stop style:position="4in"/>
        </style:tab-stops>
      </style:paragraph-properties>
    </style:style>
    <style:style style:name="P41" style:family="paragraph" style:parent-style-name="Standard">
      <style:paragraph-properties fo:margin-top="0in" fo:margin-bottom="0in" loext:contextual-spacing="false" fo:line-height="100%" fo:keep-together="always" fo:keep-with-next="always">
        <style:tab-stops>
          <style:tab-stop style:position="0.25in"/>
          <style:tab-stop style:position="0.5in"/>
          <style:tab-stop style:position="0.75in"/>
          <style:tab-stop style:position="1in"/>
        </style:tab-stops>
      </style:paragraph-properties>
    </style:style>
    <style:style style:name="P42" style:family="paragraph" style:parent-style-name="Standard">
      <style:paragraph-properties fo:margin-top="0in" fo:margin-bottom="0in" loext:contextual-spacing="false" fo:line-height="100%" fo:keep-with-next="always">
        <style:tab-stops>
          <style:tab-stop style:position="0.5in"/>
          <style:tab-stop style:position="0.75in"/>
          <style:tab-stop style:position="1in"/>
          <style:tab-stop style:position="1.1252in"/>
          <style:tab-stop style:position="2.5in"/>
          <style:tab-stop style:position="3in"/>
          <style:tab-stop style:position="3.25in"/>
          <style:tab-stop style:position="3.5in"/>
          <style:tab-stop style:position="3.8752in"/>
          <style:tab-stop style:position="4in"/>
        </style:tab-stops>
      </style:paragraph-properties>
      <style:text-properties style:font-name="Times New Roman" style:font-name-complex="Times New Roman"/>
    </style:style>
    <style:style style:name="P43" style:family="paragraph" style:parent-style-name="Standard">
      <style:paragraph-properties fo:margin-top="0in" fo:margin-bottom="0in" loext:contextual-spacing="false" fo:line-height="100%" fo:text-align="justify" style:justify-single-word="false" fo:keep-together="always" fo:keep-with-next="always" style:snap-to-layout-grid="false">
        <style:tab-stops>
          <style:tab-stop style:position="0.25in"/>
          <style:tab-stop style:position="0.5in"/>
          <style:tab-stop style:position="0.75in"/>
          <style:tab-stop style:position="1in"/>
        </style:tab-stops>
      </style:paragraph-properties>
      <style:text-properties fo:font-variant="small-caps" fo:color="#7b7b7b" style:font-name="Garamond" fo:font-weight="bold" style:font-name-asian="F" style:font-weight-asian="bold" style:font-name-complex="Garamond" style:font-weight-complex="bold"/>
    </style:style>
    <style:style style:name="P44" style:family="paragraph" style:parent-style-name="Standard">
      <style:paragraph-properties fo:margin-top="0in" fo:margin-bottom="0in" loext:contextual-spacing="false" fo:line-height="100%" fo:text-align="justify" style:justify-single-word="false" fo:keep-together="always" fo:keep-with-next="always" style:snap-to-layout-grid="false">
        <style:tab-stops>
          <style:tab-stop style:position="0.25in"/>
          <style:tab-stop style:position="0.5in"/>
          <style:tab-stop style:position="0.75in"/>
          <style:tab-stop style:position="1in"/>
        </style:tab-stops>
      </style:paragraph-properties>
      <style:text-properties fo:font-variant="small-caps" fo:color="#7b7b7b" style:font-name="Garamond" fo:font-weight="bold" style:font-name-asian="F" style:font-weight-asian="bold" style:font-name-complex="Garamond"/>
    </style:style>
    <style:style style:name="P45" style:family="paragraph" style:parent-style-name="Standard">
      <style:paragraph-properties fo:margin-top="0in" fo:margin-bottom="0in" loext:contextual-spacing="false" fo:line-height="100%" fo:text-align="justify" style:justify-single-word="false" fo:keep-together="always" fo:keep-with-next="always">
        <style:tab-stops>
          <style:tab-stop style:position="0.25in"/>
          <style:tab-stop style:position="0.5in"/>
          <style:tab-stop style:position="0.75in"/>
          <style:tab-stop style:position="1in"/>
        </style:tab-stops>
      </style:paragraph-properties>
      <style:text-properties fo:font-variant="small-caps" fo:color="#7b7b7b" style:font-name="Garamond" fo:font-weight="bold" style:font-name-asian="Times New Roman" style:font-weight-asian="bold" style:font-name-complex="Garamond"/>
    </style:style>
    <style:style style:name="P46" style:family="paragraph" style:parent-style-name="Standard">
      <style:paragraph-properties fo:margin-top="0in" fo:margin-bottom="0in" loext:contextual-spacing="false" fo:line-height="100%" fo:text-align="justify" style:justify-single-word="false" fo:keep-together="always" fo:keep-with-next="always" style:snap-to-layout-grid="false">
        <style:tab-stops>
          <style:tab-stop style:position="0.25in"/>
          <style:tab-stop style:position="0.5in"/>
          <style:tab-stop style:position="0.75in"/>
          <style:tab-stop style:position="1in"/>
        </style:tab-stops>
      </style:paragraph-properties>
      <style:text-properties fo:font-variant="small-caps" fo:color="#7b7b7b" style:font-name="Garamond" fo:font-size="12pt" fo:font-weight="bold" style:font-name-asian="F" style:font-size-asian="12pt" style:font-weight-asian="bold" style:font-name-complex="Garamond" style:font-size-complex="12pt" style:font-weight-complex="bold"/>
    </style:style>
    <style:style style:name="P47" style:family="paragraph" style:parent-style-name="Standard">
      <style:paragraph-properties fo:margin-top="0in" fo:margin-bottom="0in" loext:contextual-spacing="false" fo:line-height="100%" fo:text-align="justify" style:justify-single-word="false" fo:keep-together="always" fo:keep-with-next="always" style:snap-to-layout-grid="false">
        <style:tab-stops>
          <style:tab-stop style:position="0.25in"/>
          <style:tab-stop style:position="0.5in"/>
          <style:tab-stop style:position="0.75in"/>
          <style:tab-stop style:position="1in"/>
        </style:tab-stops>
      </style:paragraph-properties>
      <style:text-properties fo:font-variant="small-caps" fo:color="#7b7b7b" style:font-name="Garamond" fo:font-size="12pt" fo:font-weight="bold" style:font-name-asian="F" style:font-size-asian="12pt" style:font-weight-asian="bold" style:font-name-complex="Garamond" style:font-size-complex="12pt"/>
    </style:style>
    <style:style style:name="P48" style:family="paragraph" style:parent-style-name="Standard">
      <style:paragraph-properties fo:margin-top="0in" fo:margin-bottom="0in" loext:contextual-spacing="false" fo:line-height="100%" fo:text-align="center" style:justify-single-word="false" fo:keep-together="always" fo:keep-with-next="always">
        <style:tab-stops>
          <style:tab-stop style:position="0.25in"/>
          <style:tab-stop style:position="0.5in"/>
          <style:tab-stop style:position="0.75in"/>
          <style:tab-stop style:position="1in"/>
        </style:tab-stops>
      </style:paragraph-properties>
      <style:text-properties fo:font-variant="small-caps" fo:color="#7b7b7b" style:font-name="Times New Roman" fo:font-weight="bold" style:font-name-asian="Times New Roman" style:font-weight-asian="bold" style:font-name-complex="Times New Roman"/>
    </style:style>
    <style:style style:name="P49" style:family="paragraph" style:parent-style-name="Standard">
      <style:paragraph-properties fo:margin-top="0in" fo:margin-bottom="0in" loext:contextual-spacing="false" fo:line-height="100%" fo:text-align="justify" style:justify-single-word="false" fo:keep-together="always" fo:keep-with-next="always">
        <style:tab-stops>
          <style:tab-stop style:position="0.25in"/>
          <style:tab-stop style:position="0.5in"/>
          <style:tab-stop style:position="0.75in"/>
          <style:tab-stop style:position="1in"/>
        </style:tab-stops>
      </style:paragraph-properties>
      <style:text-properties fo:font-variant="small-caps" fo:color="#7b7b7b" style:font-name="Times New Roman" fo:font-size="10pt" fo:font-weight="bold" style:font-name-asian="Times New Roman" style:font-size-asian="10pt" style:font-weight-asian="bold" style:font-name-complex="Times New Roman" style:font-size-complex="10pt" style:font-weight-complex="bold"/>
    </style:style>
    <style:style style:name="P50" style:family="paragraph" style:parent-style-name="Standard">
      <style:paragraph-properties fo:margin-top="0in" fo:margin-bottom="0in" loext:contextual-spacing="false" fo:line-height="100%" fo:text-align="justify" style:justify-single-word="false" fo:keep-together="always" fo:keep-with-next="always" style:snap-to-layout-grid="false">
        <style:tab-stops>
          <style:tab-stop style:position="0.25in"/>
          <style:tab-stop style:position="0.5in"/>
          <style:tab-stop style:position="0.75in"/>
          <style:tab-stop style:position="1in"/>
        </style:tab-stops>
      </style:paragraph-properties>
      <style:text-properties fo:color="#7b7b7b" style:font-name="Garamond" fo:font-size="12pt" style:font-name-asian="F" style:font-size-asian="12pt" style:font-name-complex="Garamond" style:font-size-complex="12pt"/>
    </style:style>
    <style:style style:name="P51" style:family="paragraph" style:parent-style-name="Standard">
      <style:paragraph-properties fo:margin-top="0in" fo:margin-bottom="0in" loext:contextual-spacing="false" fo:line-height="100%" fo:text-align="center" style:justify-single-word="false" fo:keep-together="always" fo:keep-with-next="always" style:snap-to-layout-grid="false">
        <style:tab-stops>
          <style:tab-stop style:position="0.25in"/>
          <style:tab-stop style:position="0.5in"/>
          <style:tab-stop style:position="0.75in"/>
          <style:tab-stop style:position="1in"/>
        </style:tab-stops>
      </style:paragraph-properties>
      <style:text-properties fo:color="#7b7b7b" style:font-name="Garamond" fo:font-size="12pt" style:font-name-asian="F" style:font-size-asian="12pt" style:font-name-complex="Garamond" style:font-size-complex="12pt"/>
    </style:style>
    <style:style style:name="P52" style:family="paragraph" style:parent-style-name="Standard">
      <style:paragraph-properties fo:margin-top="0in" fo:margin-bottom="0in" loext:contextual-spacing="false" fo:line-height="100%" fo:text-align="justify" style:justify-single-word="false" fo:keep-together="always" fo:keep-with-next="always" style:snap-to-layout-grid="false">
        <style:tab-stops>
          <style:tab-stop style:position="0.25in"/>
          <style:tab-stop style:position="0.5in"/>
          <style:tab-stop style:position="0.75in"/>
          <style:tab-stop style:position="1in"/>
        </style:tab-stops>
      </style:paragraph-properties>
      <style:text-properties fo:color="#7b7b7b" style:font-name="Garamond" fo:font-size="12pt" fo:font-weight="bold" style:font-name-asian="F" style:font-size-asian="12pt" style:font-weight-asian="bold" style:font-name-complex="Garamond" style:font-size-complex="12pt" style:font-weight-complex="bold"/>
    </style:style>
    <style:style style:name="P53" style:family="paragraph" style:parent-style-name="Standard">
      <style:paragraph-properties fo:margin-top="0in" fo:margin-bottom="0in" loext:contextual-spacing="false" fo:line-height="100%" fo:text-align="center" style:justify-single-word="false" fo:keep-together="always" fo:keep-with-next="always">
        <style:tab-stops>
          <style:tab-stop style:position="0.25in"/>
          <style:tab-stop style:position="0.5in"/>
          <style:tab-stop style:position="0.75in"/>
          <style:tab-stop style:position="1in"/>
        </style:tab-stops>
      </style:paragraph-properties>
      <style:text-properties fo:color="#7b7b7b" style:font-name="Garamond" fo:font-size="12pt" style:font-name-asian="Garamond" style:font-size-asian="12pt" style:font-name-complex="Garamond" style:font-size-complex="12pt"/>
    </style:style>
    <style:style style:name="P54" style:family="paragraph" style:parent-style-name="Standard">
      <style:paragraph-properties fo:margin-top="0in" fo:margin-bottom="0in" loext:contextual-spacing="false" fo:line-height="100%" fo:text-align="center" style:justify-single-word="false" fo:keep-together="always" fo:keep-with-next="always">
        <style:tab-stops>
          <style:tab-stop style:position="0.25in"/>
          <style:tab-stop style:position="0.5in"/>
          <style:tab-stop style:position="0.75in"/>
          <style:tab-stop style:position="1in"/>
        </style:tab-stops>
      </style:paragraph-properties>
      <style:text-properties fo:color="#7b7b7b" style:font-name="Garamond" fo:font-size="12pt" style:font-name-asian="Times New Roman" style:font-size-asian="12pt" style:font-name-complex="Garamond" style:font-size-complex="12pt"/>
    </style:style>
    <style:style style:name="P55" style:family="paragraph" style:parent-style-name="Standard">
      <style:paragraph-properties fo:margin-top="0in" fo:margin-bottom="0in" loext:contextual-spacing="false" fo:line-height="100%" fo:text-align="justify" style:justify-single-word="false" fo:keep-together="always" fo:keep-with-next="always" style:snap-to-layout-grid="false">
        <style:tab-stops>
          <style:tab-stop style:position="0.25in"/>
          <style:tab-stop style:position="0.5in"/>
          <style:tab-stop style:position="0.75in"/>
          <style:tab-stop style:position="1in"/>
        </style:tab-stops>
      </style:paragraph-properties>
      <style:text-properties fo:color="#7b7b7b" style:font-name="Times New Roman" fo:font-size="12pt" style:font-name-asian="F" style:font-size-asian="12pt" style:font-name-complex="Times New Roman" style:font-size-complex="12pt"/>
    </style:style>
    <style:style style:name="P56" style:family="paragraph" style:parent-style-name="Standard">
      <style:paragraph-properties fo:margin-left="0.3752in" fo:margin-right="0in" fo:text-indent="-0.3752in" style:auto-text-indent="false">
        <style:tab-stops>
          <style:tab-stop style:position="0.25in"/>
          <style:tab-stop style:position="0.5in"/>
          <style:tab-stop style:position="0.75in"/>
          <style:tab-stop style:position="1in"/>
        </style:tab-stops>
      </style:paragraph-properties>
      <style:text-properties style:font-name="Times New Roman" style:font-name-complex="Times New Roman"/>
    </style:style>
    <style:style style:name="P57" style:family="paragraph" style:parent-style-name="Standard">
      <style:paragraph-properties fo:margin-left="0.3752in" fo:margin-right="0in" fo:text-align="justify" style:justify-single-word="false" fo:text-indent="-0.3752in" style:auto-text-indent="false">
        <style:tab-stops>
          <style:tab-stop style:position="0.25in"/>
          <style:tab-stop style:position="0.5in"/>
          <style:tab-stop style:position="0.75in"/>
          <style:tab-stop style:position="1in"/>
        </style:tab-stops>
      </style:paragraph-properties>
      <style:text-properties style:font-name="Times New Roman" style:font-name-complex="Times New Roman"/>
    </style:style>
    <style:style style:name="P58" style:family="paragraph" style:parent-style-name="Standard">
      <style:paragraph-properties fo:margin-left="0.3752in" fo:margin-right="0in" fo:margin-top="0in" fo:margin-bottom="0in" loext:contextual-spacing="false" fo:line-height="100%" fo:text-indent="-0.3752in" style:auto-text-indent="false">
        <style:tab-stops>
          <style:tab-stop style:position="0.25in"/>
          <style:tab-stop style:position="0.5in"/>
          <style:tab-stop style:position="0.75in"/>
          <style:tab-stop style:position="1.1252in"/>
          <style:tab-stop style:position="2.25in"/>
        </style:tab-stops>
      </style:paragraph-properties>
    </style:style>
    <style:style style:name="P59" style:family="paragraph" style:parent-style-name="Standard">
      <style:paragraph-properties fo:margin-left="0.3752in" fo:margin-right="0in" fo:margin-top="0in" fo:margin-bottom="0in" loext:contextual-spacing="false" fo:line-height="100%" fo:text-indent="-0.3752in" style:auto-text-indent="false">
        <style:tab-stops>
          <style:tab-stop style:position="0.25in"/>
          <style:tab-stop style:position="0.5in"/>
          <style:tab-stop style:position="0.75in"/>
          <style:tab-stop style:position="1in"/>
        </style:tab-stops>
      </style:paragraph-properties>
    </style:style>
    <style:style style:name="P60" style:family="paragraph" style:parent-style-name="Standard">
      <style:paragraph-properties fo:margin-top="0in" fo:margin-bottom="0.1665in" loext:contextual-spacing="false" fo:line-height="100%">
        <style:tab-stops>
          <style:tab-stop style:position="0.5in"/>
          <style:tab-stop style:position="0.75in"/>
          <style:tab-stop style:position="1in"/>
          <style:tab-stop style:position="1.1252in"/>
          <style:tab-stop style:position="2.5in"/>
          <style:tab-stop style:position="2.6252in"/>
          <style:tab-stop style:position="2.75in"/>
          <style:tab-stop style:position="2.8752in"/>
          <style:tab-stop style:position="3in"/>
          <style:tab-stop style:position="3.25in"/>
          <style:tab-stop style:position="3.5in"/>
          <style:tab-stop style:position="3.75in"/>
          <style:tab-stop style:position="4in"/>
          <style:tab-stop style:position="4.75in"/>
        </style:tab-stops>
      </style:paragraph-properties>
      <style:text-properties style:font-name="Times New Roman" style:font-name-complex="Times New Roman"/>
    </style:style>
    <style:style style:name="P61" style:family="paragraph" style:parent-style-name="Standard">
      <style:paragraph-properties fo:margin-top="0in" fo:margin-bottom="0.1665in" loext:contextual-spacing="false" fo:line-height="100%" fo:text-align="justify" style:justify-single-word="false" fo:orphans="0" fo:widows="0">
        <style:tab-stops>
          <style:tab-stop style:position="0.25in"/>
          <style:tab-stop style:position="0.5in"/>
          <style:tab-stop style:position="0.75in"/>
          <style:tab-stop style:position="1in"/>
          <style:tab-stop style:position="2.5in"/>
          <style:tab-stop style:position="2.6252in"/>
          <style:tab-stop style:position="2.75in"/>
          <style:tab-stop style:position="2.8752in"/>
          <style:tab-stop style:position="3.1252in"/>
          <style:tab-stop style:position="3.25in"/>
          <style:tab-stop style:position="3.5in"/>
          <style:tab-stop style:position="3.6252in"/>
          <style:tab-stop style:position="3.8752in"/>
          <style:tab-stop style:position="4.5in"/>
          <style:tab-stop style:position="4.75in"/>
          <style:tab-stop style:position="5in"/>
        </style:tab-stops>
      </style:paragraph-properties>
      <style:text-properties style:font-name="Times New Roman" style:font-name-complex="Times New Roman"/>
    </style:style>
    <style:style style:name="P62" style:family="paragraph" style:parent-style-name="Standard">
      <style:paragraph-properties fo:margin-top="0in" fo:margin-bottom="0.1665in" loext:contextual-spacing="false" fo:line-height="100%" fo:text-align="justify" style:justify-single-word="false" fo:orphans="0" fo:widows="0">
        <style:tab-stops>
          <style:tab-stop style:position="0.25in"/>
          <style:tab-stop style:position="0.5in"/>
          <style:tab-stop style:position="0.75in"/>
          <style:tab-stop style:position="1in"/>
          <style:tab-stop style:position="3.1252in"/>
          <style:tab-stop style:position="3.3752in"/>
          <style:tab-stop style:position="3.6252in"/>
          <style:tab-stop style:position="3.8752in"/>
          <style:tab-stop style:position="4in"/>
        </style:tab-stops>
      </style:paragraph-properties>
      <style:text-properties style:font-name="Times New Roman" style:font-name-complex="Times New Roman"/>
    </style:style>
    <style:style style:name="P63" style:family="paragraph" style:parent-style-name="Standard">
      <style:paragraph-properties fo:margin-top="0in" fo:margin-bottom="0.1665in" loext:contextual-spacing="false" fo:line-height="100%" fo:text-align="justify" style:justify-single-word="false" fo:orphans="0" fo:widows="0">
        <style:tab-stops>
          <style:tab-stop style:position="0.25in"/>
          <style:tab-stop style:position="0.5in"/>
          <style:tab-stop style:position="0.75in"/>
          <style:tab-stop style:position="1in"/>
          <style:tab-stop style:position="3.1252in"/>
          <style:tab-stop style:position="3.3752in"/>
          <style:tab-stop style:position="3.6252in"/>
          <style:tab-stop style:position="3.8752in"/>
          <style:tab-stop style:position="4in"/>
          <style:tab-stop style:position="4.1252in"/>
        </style:tab-stops>
      </style:paragraph-properties>
      <style:text-properties style:font-name="Times New Roman" style:font-name-complex="Times New Roman"/>
    </style:style>
    <style:style style:name="P64" style:family="paragraph" style:parent-style-name="Standard">
      <style:paragraph-properties fo:margin-top="0in" fo:margin-bottom="0.1665in" loext:contextual-spacing="false" fo:line-height="100%" fo:text-align="justify" style:justify-single-word="false" fo:orphans="0" fo:widows="0">
        <style:tab-stops>
          <style:tab-stop style:position="0.5in"/>
          <style:tab-stop style:position="0.75in"/>
          <style:tab-stop style:position="1in"/>
          <style:tab-stop style:position="3in"/>
          <style:tab-stop style:position="3.25in"/>
          <style:tab-stop style:position="3.5in"/>
          <style:tab-stop style:position="3.75in"/>
          <style:tab-stop style:position="3.8126in"/>
          <style:tab-stop style:position="4in"/>
        </style:tab-stops>
      </style:paragraph-properties>
      <style:text-properties style:font-name="Times New Roman" style:font-name-complex="Times New Roman"/>
    </style:style>
    <style:style style:name="P65" style:family="paragraph" style:parent-style-name="Standard">
      <style:paragraph-properties fo:margin-top="0in" fo:margin-bottom="0.1665in" loext:contextual-spacing="false" fo:line-height="100%" fo:text-align="justify" style:justify-single-word="false" fo:orphans="0" fo:widows="0">
        <style:tab-stops>
          <style:tab-stop style:position="0.5in"/>
          <style:tab-stop style:position="0.75in"/>
          <style:tab-stop style:position="1in"/>
          <style:tab-stop style:position="3in"/>
          <style:tab-stop style:position="3.25in"/>
          <style:tab-stop style:position="3.5in"/>
          <style:tab-stop style:position="3.75in"/>
          <style:tab-stop style:position="4in"/>
        </style:tab-stops>
      </style:paragraph-properties>
      <style:text-properties style:font-name="Times New Roman" style:font-name-complex="Times New Roman"/>
    </style:style>
    <style:style style:name="P66" style:family="paragraph" style:parent-style-name="Standard" style:list-style-name="WW8Num4">
      <style:paragraph-properties fo:margin-top="0in" fo:margin-bottom="0.1665in" loext:contextual-spacing="false" fo:line-height="100%" fo:orphans="0" fo:widows="0">
        <style:tab-stops>
          <style:tab-stop style:position="0.25in"/>
          <style:tab-stop style:position="0.5in"/>
          <style:tab-stop style:position="0.75in"/>
          <style:tab-stop style:position="1in"/>
        </style:tab-stops>
      </style:paragraph-properties>
    </style:style>
    <style:style style:name="P67" style:family="paragraph" style:parent-style-name="Standard">
      <style:paragraph-properties fo:margin-top="0in" fo:margin-bottom="0.1665in" loext:contextual-spacing="false" fo:line-height="100%" fo:orphans="0" fo:widows="0">
        <style:tab-stops>
          <style:tab-stop style:position="0.25in"/>
          <style:tab-stop style:position="0.5in"/>
          <style:tab-stop style:position="0.75in"/>
          <style:tab-stop style:position="1in"/>
          <style:tab-stop style:position="1.25in"/>
          <style:tab-stop style:position="1.6252in"/>
          <style:tab-stop style:position="3in"/>
          <style:tab-stop style:position="3.25in"/>
          <style:tab-stop style:position="3.5in"/>
        </style:tab-stops>
      </style:paragraph-properties>
    </style:style>
    <style:style style:name="P68" style:family="paragraph" style:parent-style-name="Standard">
      <style:paragraph-properties fo:margin-top="0in" fo:margin-bottom="0.1665in" loext:contextual-spacing="false" fo:line-height="100%">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s>
      </style:paragraph-properties>
    </style:style>
    <style:style style:name="P69" style:family="paragraph" style:parent-style-name="Standard">
      <style:paragraph-properties fo:margin-top="0in" fo:margin-bottom="0.1665in" loext:contextual-spacing="false" fo:line-height="100%" fo:text-align="justify" style:justify-single-word="false" fo:orphans="0" fo:widows="0">
        <style:tab-stops>
          <style:tab-stop style:position="0.25in"/>
          <style:tab-stop style:position="0.5in"/>
          <style:tab-stop style:position="0.75in"/>
          <style:tab-stop style:position="1in"/>
          <style:tab-stop style:position="1.75in"/>
          <style:tab-stop style:position="2.75in"/>
          <style:tab-stop style:position="3in"/>
          <style:tab-stop style:position="3.25in"/>
          <style:tab-stop style:position="3.5in"/>
          <style:tab-stop style:position="3.75in"/>
          <style:tab-stop style:position="4in"/>
        </style:tab-stops>
      </style:paragraph-properties>
    </style:style>
    <style:style style:name="P70" style:family="paragraph" style:parent-style-name="Standard">
      <style:paragraph-properties fo:margin-top="0in" fo:margin-bottom="0.1665in" loext:contextual-spacing="false" fo:line-height="100%" fo:text-align="justify" style:justify-single-word="false" fo:orphans="0" fo:widows="0">
        <style:tab-stops>
          <style:tab-stop style:position="0.25in"/>
          <style:tab-stop style:position="0.5in"/>
          <style:tab-stop style:position="0.75in"/>
          <style:tab-stop style:position="1.1252in"/>
          <style:tab-stop style:position="2.3126in"/>
          <style:tab-stop style:position="2.8126in"/>
          <style:tab-stop style:position="3.25in"/>
          <style:tab-stop style:position="3.3752in"/>
          <style:tab-stop style:position="3.5in"/>
          <style:tab-stop style:position="3.6252in"/>
          <style:tab-stop style:position="3.8752in"/>
          <style:tab-stop style:position="4.0626in"/>
        </style:tab-stops>
      </style:paragraph-properties>
    </style:style>
    <style:style style:name="P71" style:family="paragraph" style:parent-style-name="Standard">
      <style:paragraph-properties fo:margin-top="0in" fo:margin-bottom="0.1665in" loext:contextual-spacing="false" fo:line-height="100%" fo:text-align="justify" style:justify-single-word="false" fo:orphans="0" fo:widows="0">
        <style:tab-stops>
          <style:tab-stop style:position="0.25in"/>
          <style:tab-stop style:position="0.5in"/>
          <style:tab-stop style:position="0.75in"/>
          <style:tab-stop style:position="1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style>
    <style:style style:name="P72" style:family="paragraph" style:parent-style-name="Standard">
      <style:paragraph-properties fo:margin-top="0in" fo:margin-bottom="0.1665in" loext:contextual-spacing="false" fo:line-height="100%" fo:keep-with-next="always">
        <style:tab-stops>
          <style:tab-stop style:position="0.25in"/>
          <style:tab-stop style:position="0.5in"/>
          <style:tab-stop style:position="0.75in"/>
          <style:tab-stop style:position="1in"/>
        </style:tab-stops>
      </style:paragraph-properties>
      <style:text-properties style:font-name="Times New Roman" fo:font-size="14pt" fo:font-weight="bold" style:font-size-asian="14pt" style:font-weight-asian="bold" style:font-name-complex="Times New Roman" style:font-size-complex="14pt"/>
    </style:style>
    <style:style style:name="P73" style:family="paragraph" style:parent-style-name="Standard">
      <style:paragraph-properties fo:margin-left="0.3799in" fo:margin-right="0in" fo:margin-top="0in" fo:margin-bottom="0.1665in" loext:contextual-spacing="false" fo:line-height="100%" fo:text-align="justify" style:justify-single-word="false" fo:orphans="0" fo:widows="0" fo:text-indent="-0.3799in" style:auto-text-indent="false">
        <style:tab-stops>
          <style:tab-stop style:position="0.25in"/>
          <style:tab-stop style:position="0.5in"/>
          <style:tab-stop style:position="0.75in"/>
          <style:tab-stop style:position="1in"/>
        </style:tab-stops>
      </style:paragraph-properties>
      <style:text-properties style:font-name="Times New Roman" style:font-name-complex="Times New Roman"/>
    </style:style>
    <style:style style:name="P74" style:family="paragraph" style:parent-style-name="Standard">
      <style:paragraph-properties fo:margin-left="0.3799in" fo:margin-right="0in" fo:margin-top="0in" fo:margin-bottom="0.1665in" loext:contextual-spacing="false" fo:line-height="100%" fo:text-align="justify" style:justify-single-word="false" fo:orphans="0" fo:widows="0" fo:text-indent="-0.3799in" style:auto-text-indent="false">
        <style:tab-stops>
          <style:tab-stop style:position="0.25in"/>
          <style:tab-stop style:position="0.5in"/>
          <style:tab-stop style:position="0.75in"/>
          <style:tab-stop style:position="1in"/>
          <style:tab-stop style:position="1.3752in"/>
          <style:tab-stop style:position="1.5in"/>
          <style:tab-stop style:position="2.25in"/>
          <style:tab-stop style:position="2.5in"/>
          <style:tab-stop style:position="2.75in"/>
          <style:tab-stop style:position="3in"/>
          <style:tab-stop style:position="3.25in"/>
          <style:tab-stop style:position="3.5626in"/>
          <style:tab-stop style:position="3.75in"/>
          <style:tab-stop style:position="4in"/>
          <style:tab-stop style:position="4.75in"/>
          <style:tab-stop style:position="5in"/>
          <style:tab-stop style:position="5.25in"/>
          <style:tab-stop style:position="5.5in"/>
        </style:tab-stops>
      </style:paragraph-properties>
      <style:text-properties style:font-name="Times New Roman" style:font-name-asian="Times New Roman" style:font-name-complex="Times New Roman"/>
    </style:style>
    <style:style style:name="P75" style:family="paragraph" style:parent-style-name="Standard">
      <style:paragraph-properties fo:margin-left="0.3799in" fo:margin-right="0in" fo:margin-top="0in" fo:margin-bottom="0.1665in" loext:contextual-spacing="false" fo:line-height="100%" fo:text-align="justify" style:justify-single-word="false" fo:orphans="0" fo:widows="0" fo:text-indent="-0.3799in" style:auto-text-indent="false">
        <style:tab-stops>
          <style:tab-stop style:position="0.25in"/>
          <style:tab-stop style:position="0.5in"/>
          <style:tab-stop style:position="0.75in"/>
          <style:tab-stop style:position="1in"/>
        </style:tab-stops>
      </style:paragraph-properties>
    </style:style>
    <style:style style:name="P76" style:family="paragraph" style:parent-style-name="Standard">
      <style:paragraph-properties fo:margin-left="0.3799in" fo:margin-right="0in" fo:margin-top="0in" fo:margin-bottom="0.1665in" loext:contextual-spacing="false" fo:line-height="100%" fo:text-align="justify" style:justify-single-word="false" fo:orphans="0" fo:widows="0" fo:text-indent="-0.3799in" style:auto-text-indent="false">
        <style:tab-stops>
          <style:tab-stop style:position="0.25in"/>
          <style:tab-stop style:position="0.5in"/>
          <style:tab-stop style:position="0.75in"/>
          <style:tab-stop style:position="1in"/>
          <style:tab-stop style:position="1.4374in"/>
          <style:tab-stop style:position="1.75in"/>
          <style:tab-stop style:position="2in"/>
          <style:tab-stop style:position="2.25in"/>
          <style:tab-stop style:position="2.5in"/>
          <style:tab-stop style:position="2.75in"/>
          <style:tab-stop style:position="3.1252in"/>
          <style:tab-stop style:position="3.5in"/>
          <style:tab-stop style:position="3.75in"/>
          <style:tab-stop style:position="4in"/>
          <style:tab-stop style:position="4.25in"/>
          <style:tab-stop style:position="4.5in"/>
          <style:tab-stop style:position="4.75in"/>
          <style:tab-stop style:position="5in"/>
          <style:tab-stop style:position="5.1252in"/>
        </style:tab-stops>
      </style:paragraph-properties>
    </style:style>
    <style:style style:name="P77" style:family="paragraph" style:parent-style-name="Standard">
      <style:paragraph-properties fo:margin-left="0.3799in" fo:margin-right="0in" fo:margin-top="0in" fo:margin-bottom="0.25in" loext:contextual-spacing="false" fo:line-height="100%" fo:text-align="justify" style:justify-single-word="false" fo:text-indent="-0.3799in" style:auto-text-indent="false">
        <style:tab-stops>
          <style:tab-stop style:position="0.25in"/>
          <style:tab-stop style:position="0.5in"/>
          <style:tab-stop style:position="0.75in"/>
          <style:tab-stop style:position="1in"/>
        </style:tab-stops>
      </style:paragraph-properties>
      <style:text-properties style:font-name="Times New Roman" style:font-name-complex="Times New Roman"/>
    </style:style>
    <style:style style:name="P78" style:family="paragraph" style:parent-style-name="Standard">
      <style:paragraph-properties fo:margin-left="0.3799in" fo:margin-right="0in" fo:margin-top="0in" fo:margin-bottom="0in" loext:contextual-spacing="false" fo:line-height="100%" fo:text-align="justify" style:justify-single-word="false" fo:orphans="0" fo:widows="0" fo:text-indent="-0.3799in" style:auto-text-indent="false">
        <style:tab-stops>
          <style:tab-stop style:position="0.25in"/>
          <style:tab-stop style:position="0.5in"/>
          <style:tab-stop style:position="0.75in"/>
          <style:tab-stop style:position="1in"/>
          <style:tab-stop style:position="1.4374in"/>
          <style:tab-stop style:position="1.75in"/>
          <style:tab-stop style:position="2in"/>
          <style:tab-stop style:position="2.25in"/>
          <style:tab-stop style:position="2.5in"/>
          <style:tab-stop style:position="2.75in"/>
          <style:tab-stop style:position="3.1252in"/>
          <style:tab-stop style:position="3.5in"/>
          <style:tab-stop style:position="3.75in"/>
          <style:tab-stop style:position="4in"/>
          <style:tab-stop style:position="4.25in"/>
          <style:tab-stop style:position="4.5in"/>
          <style:tab-stop style:position="4.75in"/>
          <style:tab-stop style:position="5in"/>
          <style:tab-stop style:position="5.1252in"/>
        </style:tab-stops>
      </style:paragraph-properties>
    </style:style>
    <style:style style:name="P79" style:family="paragraph" style:parent-style-name="Standard">
      <style:paragraph-properties fo:margin-left="0.25in" fo:margin-right="0in" fo:text-align="justify" style:justify-single-word="false" fo:text-indent="-0.25in" style:auto-text-indent="false">
        <style:tab-stops>
          <style:tab-stop style:position="0.25in"/>
          <style:tab-stop style:position="0.5in"/>
          <style:tab-stop style:position="0.75in"/>
          <style:tab-stop style:position="1in"/>
        </style:tab-stops>
      </style:paragraph-properties>
    </style:style>
    <style:style style:name="P80" style:family="paragraph" style:parent-style-name="Standard">
      <style:paragraph-properties fo:margin-left="0.25in" fo:margin-right="0in" fo:margin-top="0in" fo:margin-bottom="0in" loext:contextual-spacing="false" fo:line-height="100%" fo:text-align="justify" style:justify-single-word="false" fo:orphans="0" fo:widows="0" fo:text-indent="-0.25in" style:auto-text-indent="false">
        <style:tab-stops>
          <style:tab-stop style:position="0.25in"/>
          <style:tab-stop style:position="0.5in"/>
          <style:tab-stop style:position="0.75in"/>
          <style:tab-stop style:position="1in"/>
          <style:tab-stop style:position="1.4374in"/>
          <style:tab-stop style:position="2.3126in"/>
          <style:tab-stop style:position="2.8126in"/>
          <style:tab-stop style:position="3.1252in"/>
          <style:tab-stop style:position="3.3752in"/>
          <style:tab-stop style:position="3.6252in"/>
          <style:tab-stop style:position="3.9374in"/>
          <style:tab-stop style:position="4.1252in"/>
          <style:tab-stop style:position="4.6252in"/>
        </style:tab-stops>
      </style:paragraph-properties>
    </style:style>
    <style:style style:name="P81" style:family="paragraph" style:parent-style-name="Standard">
      <style:paragraph-properties fo:margin-left="0.25in" fo:margin-right="0in" fo:margin-top="0in" fo:margin-bottom="0in" loext:contextual-spacing="false" fo:line-height="100%" fo:text-align="justify" style:justify-single-word="false" fo:orphans="0" fo:widows="0" fo:text-indent="-0.25in" style:auto-text-indent="false">
        <style:tab-stops>
          <style:tab-stop style:position="0.5in" style:type="center"/>
          <style:tab-stop style:position="0.75in"/>
          <style:tab-stop style:position="1in"/>
        </style:tab-stops>
      </style:paragraph-properties>
    </style:style>
    <style:style style:name="P82" style:family="paragraph" style:parent-style-name="Standard">
      <style:paragraph-properties fo:margin-left="0.25in" fo:margin-right="0in" fo:margin-top="0in" fo:margin-bottom="0in" loext:contextual-spacing="false" fo:line-height="100%" fo:text-indent="-0.25in" style:auto-text-indent="false">
        <style:tab-stops>
          <style:tab-stop style:position="0.25in"/>
          <style:tab-stop style:position="0.5in"/>
          <style:tab-stop style:position="0.75in"/>
          <style:tab-stop style:position="1in"/>
        </style:tab-stops>
      </style:paragraph-properties>
      <style:text-properties fo:font-variant="small-caps" style:font-name="Times New Roman" fo:font-size="10pt" style:font-size-asian="10pt" style:font-name-complex="Times New Roman" style:font-size-complex="10pt"/>
    </style:style>
    <style:style style:name="P83" style:family="paragraph" style:parent-style-name="Standard">
      <style:paragraph-properties fo:margin-left="0.25in" fo:margin-right="0in" fo:margin-top="0in" fo:margin-bottom="0in" loext:contextual-spacing="false" fo:line-height="100%" fo:text-align="justify" style:justify-single-word="false" fo:orphans="0" fo:widows="0" fo:text-indent="-0.25in" style:auto-text-indent="false">
        <style:tab-stops>
          <style:tab-stop style:position="0.25in"/>
          <style:tab-stop style:position="0.5in"/>
          <style:tab-stop style:position="0.75in"/>
          <style:tab-stop style:position="1in"/>
          <style:tab-stop style:position="1.4374in"/>
          <style:tab-stop style:position="2.3126in"/>
          <style:tab-stop style:position="2.8126in"/>
          <style:tab-stop style:position="3.1252in"/>
          <style:tab-stop style:position="3.3752in"/>
          <style:tab-stop style:position="3.6252in"/>
          <style:tab-stop style:position="3.9374in"/>
          <style:tab-stop style:position="4.1252in"/>
          <style:tab-stop style:position="4.6252in"/>
        </style:tab-stops>
      </style:paragraph-properties>
      <style:text-properties style:font-name="Times New Roman" style:font-name-complex="Times New Roman"/>
    </style:style>
    <style:style style:name="P84" style:family="paragraph" style:parent-style-name="Standard">
      <style:paragraph-properties fo:margin-left="0.25in" fo:margin-right="0in" fo:margin-top="0in" fo:margin-bottom="0.1665in" loext:contextual-spacing="false" fo:line-height="100%" fo:text-align="justify" style:justify-single-word="false" fo:orphans="0" fo:widows="0" fo:text-indent="-0.25in" style:auto-text-indent="false">
        <style:tab-stops>
          <style:tab-stop style:position="0.25in"/>
          <style:tab-stop style:position="0.5in"/>
          <style:tab-stop style:position="0.75in"/>
          <style:tab-stop style:position="1in"/>
          <style:tab-stop style:position="1.4374in"/>
          <style:tab-stop style:position="2.3126in"/>
          <style:tab-stop style:position="2.8126in"/>
          <style:tab-stop style:position="3.1252in"/>
          <style:tab-stop style:position="3.3752in"/>
          <style:tab-stop style:position="3.6252in"/>
          <style:tab-stop style:position="3.9374in"/>
          <style:tab-stop style:position="4.1252in"/>
          <style:tab-stop style:position="4.6252in"/>
        </style:tab-stops>
      </style:paragraph-properties>
    </style:style>
    <style:style style:name="P85" style:family="paragraph" style:parent-style-name="Standard">
      <style:paragraph-properties fo:margin-left="0.25in" fo:margin-right="0in" fo:margin-top="0in" fo:margin-bottom="0.1665in" loext:contextual-spacing="false" fo:line-height="100%" fo:text-align="justify" style:justify-single-word="false" fo:orphans="0" fo:widows="0" fo:text-indent="-0.25in" style:auto-text-indent="false">
        <style:tab-stops>
          <style:tab-stop style:position="0.25in"/>
          <style:tab-stop style:position="0.5in"/>
          <style:tab-stop style:position="0.75in"/>
          <style:tab-stop style:position="1in"/>
          <style:tab-stop style:position="1.5in"/>
          <style:tab-stop style:position="2.25in"/>
          <style:tab-stop style:position="2.5in"/>
          <style:tab-stop style:position="3.5in"/>
        </style:tab-stops>
      </style:paragraph-properties>
    </style:style>
    <style:style style:name="P86" style:family="paragraph" style:parent-style-name="Standard">
      <style:paragraph-properties fo:margin-left="0.25in" fo:margin-right="0in" fo:margin-top="0in" fo:margin-bottom="0.1665in" loext:contextual-spacing="false" fo:line-height="100%" fo:text-align="justify" style:justify-single-word="false" fo:text-indent="-0.25in" style:auto-text-indent="false">
        <style:tab-stops>
          <style:tab-stop style:position="0.25in"/>
          <style:tab-stop style:position="0.5in"/>
        </style:tab-stops>
      </style:paragraph-properties>
    </style:style>
    <style:style style:name="P87" style:family="paragraph" style:parent-style-name="Standard">
      <style:paragraph-properties fo:margin-left="0.25in" fo:margin-right="0in" fo:margin-top="0in" fo:margin-bottom="0.1665in" loext:contextual-spacing="false" fo:line-height="100%" fo:text-align="justify" style:justify-single-word="false" fo:text-indent="-0.25in" style:auto-text-indent="false">
        <style:tab-stops>
          <style:tab-stop style:position="0.25in"/>
          <style:tab-stop style:position="0.5in"/>
          <style:tab-stop style:position="0.75in"/>
          <style:tab-stop style:position="1in"/>
        </style:tab-stops>
      </style:paragraph-properties>
    </style:style>
    <style:style style:name="P88" style:family="paragraph" style:parent-style-name="Standard">
      <style:paragraph-properties fo:margin-left="0.25in" fo:margin-right="0in" fo:margin-top="0in" fo:margin-bottom="0.1665in" loext:contextual-spacing="false" fo:line-height="100%" fo:text-align="justify" style:justify-single-word="false" fo:orphans="0" fo:widows="0" fo:text-indent="-0.25in" style:auto-text-indent="false">
        <style:tab-stops>
          <style:tab-stop style:position="0.25in"/>
          <style:tab-stop style:position="0.5in"/>
          <style:tab-stop style:position="0.75in"/>
          <style:tab-stop style:position="1in"/>
          <style:tab-stop style:position="1.4374in"/>
          <style:tab-stop style:position="2.3126in"/>
          <style:tab-stop style:position="2.8126in"/>
          <style:tab-stop style:position="3.1252in"/>
          <style:tab-stop style:position="3.3752in"/>
          <style:tab-stop style:position="3.6252in"/>
          <style:tab-stop style:position="3.9374in"/>
          <style:tab-stop style:position="4.1252in"/>
          <style:tab-stop style:position="4.6252in"/>
        </style:tab-stops>
      </style:paragraph-properties>
      <style:text-properties style:font-name="Times New Roman" style:font-name-complex="Times New Roman"/>
    </style:style>
    <style:style style:name="P89" style:family="paragraph" style:parent-style-name="Standard">
      <style:paragraph-properties fo:margin-left="0.25in" fo:margin-right="0in" fo:margin-top="0in" fo:margin-bottom="0.1665in" loext:contextual-spacing="false" fo:line-height="100%" fo:text-align="justify" style:justify-single-word="false" fo:text-indent="-0.25in" style:auto-text-indent="false" fo:keep-with-next="always">
        <style:tab-stops>
          <style:tab-stop style:position="0.25in"/>
          <style:tab-stop style:position="0.5in"/>
          <style:tab-stop style:position="0.75in"/>
          <style:tab-stop style:position="1in"/>
        </style:tab-stops>
      </style:paragraph-properties>
    </style:style>
    <style:style style:name="P90" style:family="paragraph" style:parent-style-name="Standard">
      <style:paragraph-properties fo:margin-left="0.25in" fo:margin-right="0in" fo:margin-top="0in" fo:margin-bottom="0.3335in" loext:contextual-spacing="false" fo:line-height="100%" fo:text-align="justify" style:justify-single-word="false" fo:text-indent="-0.25in" style:auto-text-indent="false" fo:keep-with-next="always">
        <style:tab-stops>
          <style:tab-stop style:position="0.25in"/>
          <style:tab-stop style:position="0.5in"/>
          <style:tab-stop style:position="0.75in"/>
          <style:tab-stop style:position="1in"/>
          <style:tab-stop style:position="1.4374in"/>
          <style:tab-stop style:position="2.3126in"/>
          <style:tab-stop style:position="2.8126in"/>
          <style:tab-stop style:position="3.1252in"/>
          <style:tab-stop style:position="3.3752in"/>
          <style:tab-stop style:position="3.6252in"/>
          <style:tab-stop style:position="4.1252in"/>
          <style:tab-stop style:position="4.6252in"/>
        </style:tab-stops>
      </style:paragraph-properties>
    </style:style>
    <style:style style:name="P91" style:family="paragraph" style:parent-style-name="List_20_Paragraph" style:list-style-name="WW8Num6">
      <style:paragraph-properties fo:margin-top="0in" fo:margin-bottom="0in" loext:contextual-spacing="true" fo:line-height="100%" fo:text-align="justify" style:justify-single-word="false">
        <style:tab-stops>
          <style:tab-stop style:position="0.25in"/>
          <style:tab-stop style:position="0.5in"/>
          <style:tab-stop style:position="0.75in"/>
          <style:tab-stop style:position="1in"/>
        </style:tab-stops>
      </style:paragraph-properties>
    </style:style>
    <style:style style:name="P92" style:family="paragraph" style:parent-style-name="List_20_Paragraph">
      <style:paragraph-properties fo:margin-top="0in" fo:margin-bottom="0in" loext:contextual-spacing="true" fo:line-height="100%">
        <style:tab-stops>
          <style:tab-stop style:position="0.25in"/>
          <style:tab-stop style:position="0.5in"/>
          <style:tab-stop style:position="0.75in"/>
          <style:tab-stop style:position="1.1252in"/>
          <style:tab-stop style:position="2.25in"/>
        </style:tab-stops>
      </style:paragraph-properties>
    </style:style>
    <style:style style:name="P93" style:family="paragraph" style:parent-style-name="List_20_Paragraph">
      <style:paragraph-properties fo:margin-top="0in" fo:margin-bottom="0in" loext:contextual-spacing="true" fo:line-height="100%">
        <style:tab-stops>
          <style:tab-stop style:position="0.25in"/>
          <style:tab-stop style:position="0.5in"/>
          <style:tab-stop style:position="0.75in"/>
          <style:tab-stop style:position="1.1252in"/>
          <style:tab-stop style:position="2.25in"/>
        </style:tab-stops>
      </style:paragraph-properties>
      <style:text-properties style:font-name="Times New Roman" style:font-name-complex="Times New Roman"/>
    </style:style>
    <style:style style:name="P94" style:family="paragraph" style:parent-style-name="List_20_Paragraph" style:list-style-name="WW8Num5">
      <style:paragraph-properties fo:margin-top="0in" fo:margin-bottom="0in" loext:contextual-spacing="true" fo:line-height="100%">
        <style:tab-stops>
          <style:tab-stop style:position="0.25in"/>
          <style:tab-stop style:position="0.5in"/>
          <style:tab-stop style:position="0.75in"/>
          <style:tab-stop style:position="1in"/>
        </style:tab-stops>
      </style:paragraph-properties>
      <style:text-properties style:font-name="Times New Roman" style:font-name-complex="Times New Roman"/>
    </style:style>
    <style:style style:name="P95" style:family="paragraph" style:parent-style-name="List_20_Paragraph" style:list-style-name="WW8Num1">
      <style:paragraph-properties fo:margin-top="0in" fo:margin-bottom="0in" loext:contextual-spacing="true" fo:line-height="100%">
        <style:tab-stops>
          <style:tab-stop style:position="0.25in"/>
          <style:tab-stop style:position="0.5in"/>
          <style:tab-stop style:position="0.75in"/>
          <style:tab-stop style:position="1in"/>
        </style:tab-stops>
      </style:paragraph-properties>
      <style:text-properties style:font-name="Times New Roman" style:font-name-complex="Times New Roman"/>
    </style:style>
    <style:style style:name="P96" style:family="paragraph" style:parent-style-name="List_20_Paragraph">
      <style:paragraph-properties fo:margin-left="0.25in" fo:margin-right="0in" fo:margin-top="0in" fo:margin-bottom="0in" loext:contextual-spacing="true" fo:line-height="100%" fo:text-indent="0in" style:auto-text-indent="false">
        <style:tab-stops>
          <style:tab-stop style:position="0.25in"/>
          <style:tab-stop style:position="0.5in"/>
          <style:tab-stop style:position="0.75in"/>
          <style:tab-stop style:position="1in"/>
        </style:tab-stops>
      </style:paragraph-properties>
      <style:text-properties style:font-name="Times New Roman" fo:font-weight="bold" style:font-weight-asian="bold" style:font-name-complex="Times New Roman"/>
    </style:style>
    <style:style style:name="P97" style:family="paragraph" style:parent-style-name="List_20_Paragraph">
      <style:paragraph-properties fo:margin-left="0.25in" fo:margin-right="0in" fo:margin-top="0in" fo:margin-bottom="0in" loext:contextual-spacing="true" fo:line-height="100%" fo:text-align="justify" style:justify-single-word="false" fo:text-indent="0in" style:auto-text-indent="false" fo:keep-with-next="always">
        <style:tab-stops>
          <style:tab-stop style:position="0.25in"/>
          <style:tab-stop style:position="0.5in"/>
          <style:tab-stop style:position="0.75in"/>
          <style:tab-stop style:position="1in"/>
          <style:tab-stop style:position="1.75in"/>
          <style:tab-stop style:position="2.3126in"/>
          <style:tab-stop style:position="2.8126in"/>
          <style:tab-stop style:position="3.9374in"/>
          <style:tab-stop style:position="4.6252in"/>
        </style:tab-stops>
      </style:paragraph-properties>
    </style:style>
    <style:style style:name="P98" style:family="paragraph" style:parent-style-name="List_20_Paragraph">
      <style:paragraph-properties fo:margin-left="0.25in" fo:margin-right="0in" fo:margin-top="0in" fo:margin-bottom="0in" loext:contextual-spacing="true" fo:line-height="100%" fo:text-align="justify" style:justify-single-word="false" fo:text-indent="0in" style:auto-text-indent="false" fo:keep-with-next="always">
        <style:tab-stops>
          <style:tab-stop style:position="0.25in"/>
          <style:tab-stop style:position="0.5in"/>
          <style:tab-stop style:position="0.75in"/>
          <style:tab-stop style:position="1in"/>
          <style:tab-stop style:position="1.75in"/>
          <style:tab-stop style:position="2.3126in"/>
          <style:tab-stop style:position="2.8126in"/>
          <style:tab-stop style:position="3.9374in"/>
          <style:tab-stop style:position="4.6252in"/>
        </style:tab-stops>
      </style:paragraph-properties>
      <style:text-properties style:font-name="Times New Roman" style:font-name-complex="Times New Roman"/>
    </style:style>
    <style:style style:name="P99" style:family="paragraph" style:parent-style-name="List_20_Paragraph" style:list-style-name="WW8Num5">
      <style:paragraph-properties fo:margin-left="0.3752in" fo:margin-right="0in" fo:margin-top="0in" fo:margin-bottom="0.1665in" loext:contextual-spacing="true" fo:line-height="100%" fo:text-align="justify" style:justify-single-word="false" fo:orphans="0" fo:widows="0" fo:text-indent="-0.3752in" style:auto-text-indent="false">
        <style:tab-stops>
          <style:tab-stop style:position="0.25in"/>
          <style:tab-stop style:position="0.5in"/>
          <style:tab-stop style:position="0.75in"/>
          <style:tab-stop style:position="1in"/>
        </style:tab-stops>
      </style:paragraph-properties>
    </style:style>
    <style:style style:name="P100" style:family="paragraph" style:parent-style-name="List_20_Paragraph" style:list-style-name="WW8Num1">
      <style:paragraph-properties fo:margin-top="0in" fo:margin-bottom="0.1665in" loext:contextual-spacing="true" fo:line-height="100%">
        <style:tab-stops>
          <style:tab-stop style:position="0.25in"/>
          <style:tab-stop style:position="0.5in"/>
          <style:tab-stop style:position="0.75in"/>
          <style:tab-stop style:position="1in"/>
        </style:tab-stops>
      </style:paragraph-properties>
      <style:text-properties style:font-name="Times New Roman" style:font-name-complex="Times New Roman"/>
    </style:style>
    <style:style style:name="P101" style:family="paragraph" style:parent-style-name="List_20_Paragraph" style:list-style-name="WW8Num2">
      <style:paragraph-properties fo:margin-top="0in" fo:margin-bottom="0.1665in" loext:contextual-spacing="true" fo:line-height="100%" fo:orphans="0" fo:widows="0">
        <style:tab-stops>
          <style:tab-stop style:position="0.25in"/>
          <style:tab-stop style:position="0.5in"/>
          <style:tab-stop style:position="0.75in"/>
          <style:tab-stop style:position="1in"/>
        </style:tab-stops>
      </style:paragraph-properties>
    </style:style>
    <style:style style:name="P102" style:family="paragraph" style:parent-style-name="List_20_Paragraph">
      <style:paragraph-properties fo:margin-left="0.3799in" fo:margin-right="0in" fo:margin-top="0in" fo:margin-bottom="0in" loext:contextual-spacing="true" fo:line-height="150%" fo:text-indent="-0.3799in" style:auto-text-indent="false">
        <style:tab-stops>
          <style:tab-stop style:position="0.25in"/>
          <style:tab-stop style:position="0.5in"/>
          <style:tab-stop style:position="0.75in"/>
          <style:tab-stop style:position="1in"/>
        </style:tab-stops>
      </style:paragraph-properties>
      <style:text-properties style:font-name="Times New Roman" style:font-name-complex="Times New Roman"/>
    </style:style>
    <style:style style:name="P103" style:family="paragraph" style:parent-style-name="List_20_Paragraph" style:list-style-name="WW8Num1">
      <style:paragraph-properties fo:margin-left="0.5in" fo:margin-right="0in" fo:margin-top="0in" fo:margin-bottom="0.1665in" loext:contextual-spacing="true" fo:line-height="100%" fo:text-align="justify" style:justify-single-word="false" fo:text-indent="-0.1252in" style:auto-text-indent="false">
        <style:tab-stops>
          <style:tab-stop style:position="0.25in"/>
          <style:tab-stop style:position="0.5in"/>
          <style:tab-stop style:position="0.75in"/>
          <style:tab-stop style:position="1in"/>
        </style:tab-stops>
      </style:paragraph-properties>
    </style:style>
    <style:style style:name="P104" style:family="paragraph" style:parent-style-name="List_20_Paragraph">
      <style:paragraph-properties fo:margin-left="0in" fo:margin-right="0in" fo:margin-top="0in" fo:margin-bottom="0in" loext:contextual-spacing="true" fo:line-height="100%" fo:text-align="justify" style:justify-single-word="false" fo:orphans="0" fo:widows="0" fo:text-indent="0in" style:auto-text-indent="false">
        <style:tab-stops>
          <style:tab-stop style:position="0.25in"/>
          <style:tab-stop style:position="0.5in"/>
          <style:tab-stop style:position="0.75in"/>
          <style:tab-stop style:position="1in"/>
          <style:tab-stop style:position="1.5in"/>
          <style:tab-stop style:position="2.25in"/>
          <style:tab-stop style:position="2.5in"/>
          <style:tab-stop style:position="3.5in"/>
        </style:tab-stops>
      </style:paragraph-properties>
    </style:style>
    <style:style style:name="P105" style:family="paragraph" style:parent-style-name="List_20_Paragraph">
      <style:paragraph-properties fo:margin-left="0in" fo:margin-right="0in" fo:margin-top="0in" fo:margin-bottom="0.1665in" loext:contextual-spacing="true" fo:line-height="100%" fo:text-align="justify" style:justify-single-word="false" fo:orphans="0" fo:widows="0" fo:text-indent="0in" style:auto-text-indent="false">
        <style:tab-stops>
          <style:tab-stop style:position="0.25in"/>
          <style:tab-stop style:position="0.5in"/>
          <style:tab-stop style:position="0.75in"/>
          <style:tab-stop style:position="1in"/>
          <style:tab-stop style:position="1.75in"/>
          <style:tab-stop style:position="2.3126in"/>
          <style:tab-stop style:position="2.8126in"/>
          <style:tab-stop style:position="3.9374in"/>
          <style:tab-stop style:position="4.6252in"/>
        </style:tab-stops>
      </style:paragraph-properties>
    </style:style>
    <style:style style:name="P106" style:family="paragraph" style:parent-style-name="List_20_Paragraph">
      <style:paragraph-properties fo:margin-left="0.75in" fo:margin-right="0in" fo:margin-top="0in" fo:margin-bottom="0in" loext:contextual-spacing="true" fo:line-height="100%" fo:text-align="justify" style:justify-single-word="false" fo:orphans="0" fo:widows="0" fo:text-indent="-0.75in" style:auto-text-indent="false">
        <style:tab-stops>
          <style:tab-stop style:position="0.25in"/>
          <style:tab-stop style:position="0.5in"/>
          <style:tab-stop style:position="0.75in"/>
          <style:tab-stop style:position="1in"/>
          <style:tab-stop style:position="1.5in"/>
          <style:tab-stop style:position="2.25in"/>
          <style:tab-stop style:position="2.5in"/>
          <style:tab-stop style:position="3.5in"/>
        </style:tab-stops>
      </style:paragraph-properties>
    </style:style>
    <style:style style:name="P107" style:family="paragraph" style:parent-style-name="Default">
      <style:paragraph-properties fo:text-align="justify" style:justify-single-word="false" fo:orphans="0" fo:widows="0"/>
    </style:style>
    <style:style style:name="P108" style:family="paragraph" style:parent-style-name="Plain_20_Text">
      <style:paragraph-properties fo:margin-left="0.5in" fo:margin-right="0in" fo:text-align="justify" style:justify-single-word="false" fo:orphans="0" fo:widows="0" fo:text-indent="-0.5in" style:auto-text-indent="false"/>
    </style:style>
    <style:style style:name="P109" style:family="paragraph" style:parent-style-name="Plain_20_Text">
      <style:paragraph-properties fo:margin-left="0.25in" fo:margin-right="0in" fo:text-align="justify" style:justify-single-word="false" fo:orphans="0" fo:widows="0" fo:text-indent="-0.25in" style:auto-text-indent="false"/>
    </style:style>
    <style:style style:name="T1" style:family="text">
      <style:text-properties style:font-name="Times New Roman" fo:font-size="14pt" fo:font-weight="bold" style:font-size-asian="14pt" style:font-weight-asian="bold" style:font-name-complex="Times New Roman" style:font-size-complex="14pt" style:font-weight-complex="bold"/>
    </style:style>
    <style:style style:name="T2" style:family="text">
      <style:text-properties style:font-name="Times New Roman" fo:font-weight="bold" style:font-weight-asian="bold" style:font-name-complex="Times New Roman"/>
    </style:style>
    <style:style style:name="T3" style:family="text">
      <style:text-properties style:font-name="Times New Roman" fo:font-weight="bold" style:font-weight-asian="bold" style:font-name-complex="Times New Roman" style:font-weight-complex="bold"/>
    </style:style>
    <style:style style:name="T4" style:family="text">
      <style:text-properties style:font-name="Times New Roman" style:font-name-complex="Times New Roman"/>
    </style:style>
    <style:style style:name="T5" style:family="text">
      <style:text-properties style:font-name="Times New Roman" style:font-name-complex="Times New Roman" style:font-weight-complex="bold"/>
    </style:style>
    <style:style style:name="T6" style:family="text">
      <style:text-properties style:font-name="Times New Roman" style:font-name-complex="Times New Roman" style:font-style-complex="italic"/>
    </style:style>
    <style:style style:name="T7" style:family="text">
      <style:text-properties style:font-name="Times New Roman" fo:font-size="12pt" style:font-size-asian="12pt" style:font-name-complex="Times New Roman" style:font-size-complex="12pt" style:font-weight-complex="bold"/>
    </style:style>
    <style:style style:name="T8" style:family="text">
      <style:text-properties style:font-name="Times New Roman" fo:font-size="12pt" fo:font-weight="bold" style:font-size-asian="12pt" style:font-weight-asian="bold" style:font-name-complex="Times New Roman" style:font-size-complex="12pt"/>
    </style:style>
    <style:style style:name="T9" style:family="text">
      <style:text-properties style:font-name="Times New Roman" fo:font-size="12pt" fo:font-weight="bold" style:font-size-asian="12pt" style:font-weight-asian="bold" style:font-name-complex="Times New Roman" style:font-size-complex="12pt" style:font-weight-complex="bold"/>
    </style:style>
    <style:style style:name="T10" style:family="text">
      <style:text-properties style:font-name="Times New Roman" fo:font-style="italic" fo:font-weight="bold" style:font-style-asian="italic" style:font-weight-asian="bold" style:font-name-complex="Times New Roman"/>
    </style:style>
    <style:style style:name="T11" style:family="text">
      <style:text-properties style:font-name="Times New Roman" fo:font-style="italic" fo:font-weight="bold" style:font-style-asian="italic" style:font-weight-asian="bold" style:font-name-complex="Times New Roman" style:font-weight-complex="bold"/>
    </style:style>
    <style:style style:name="T12" style:family="text">
      <style:text-properties style:font-name="Times New Roman" fo:font-style="italic" style:font-style-asian="italic" style:font-name-complex="Times New Roman"/>
    </style:style>
    <style:style style:name="T13" style:family="text">
      <style:text-properties style:font-name="Times New Roman" fo:font-style="italic" style:font-style-asian="italic" style:font-name-complex="Times New Roman" style:font-style-complex="italic"/>
    </style:style>
    <style:style style:name="T14" style:family="text">
      <style:text-properties style:font-name="Times New Roman" fo:font-style="italic" style:font-name-asian="Times-Roman" style:font-style-asian="italic" style:font-name-complex="Times New Roman"/>
    </style:style>
    <style:style style:name="T15" style:family="text">
      <style:text-properties style:font-name="Times New Roman" fo:font-size="9pt" style:font-size-asian="9pt" style:font-name-complex="Times New Roman" style:font-size-complex="9pt"/>
    </style:style>
    <style:style style:name="T16" style:family="text">
      <style:text-properties style:font-name="Times New Roman" fo:font-size="9pt" fo:font-style="italic" style:font-size-asian="9pt" style:font-style-asian="italic" style:font-name-complex="Times New Roman" style:font-size-complex="9pt"/>
    </style:style>
    <style:style style:name="T17" style:family="text">
      <style:text-properties style:font-name="Times New Roman" style:font-name-asian="Times New Roman" style:font-name-complex="Times New Roman"/>
    </style:style>
    <style:style style:name="T18" style:family="text">
      <style:text-properties style:font-name="Times New Roman" style:font-name-asian="Times-Roman" style:font-name-complex="Times New Roman"/>
    </style:style>
    <style:style style:name="T19" style:family="text">
      <style:text-properties style:font-name="Times New Roman" fo:font-size="11pt" fo:language="fr" fo:country="FR" style:font-name-asian="MS Mincho" style:font-size-asian="11pt" style:font-name-complex="Times New Roman" style:font-size-complex="11pt"/>
    </style:style>
    <style:style style:name="T20" style:family="text">
      <style:text-properties style:font-name="Times New Roman" fo:font-size="11pt" fo:language="fr" fo:country="FR" fo:font-style="italic" style:font-name-asian="MS Mincho" style:font-size-asian="11pt" style:font-style-asian="italic" style:font-name-complex="Times New Roman" style:font-size-complex="11pt"/>
    </style:style>
    <style:style style:name="T21" style:family="text">
      <style:text-properties style:font-name="Times New Roman" fo:font-size="11pt" fo:language="fr" fo:country="FR" fo:font-style="italic" style:font-name-asian="MS Mincho" style:font-size-asian="11pt" style:font-style-asian="italic" style:font-name-complex="Times New Roman" style:font-size-complex="11pt" style:font-style-complex="italic"/>
    </style:style>
    <style:style style:name="T22" style:family="text">
      <style:text-properties style:font-name="Times New Roman" fo:font-size="11pt" style:font-name-asian="MS Mincho" style:font-size-asian="11pt" style:font-name-complex="Times New Roman" style:font-size-complex="11pt"/>
    </style:style>
    <style:style style:name="T23" style:family="text">
      <style:text-properties style:font-name="Times New Roman" fo:font-size="11pt" style:font-size-asian="11pt" style:font-name-complex="Times New Roman" style:font-size-complex="11pt"/>
    </style:style>
    <style:style style:name="T24" style:family="text">
      <style:text-properties style:font-name="Times New Roman" fo:font-size="11pt" fo:font-style="italic" style:font-size-asian="11pt" style:font-style-asian="italic" style:font-name-complex="Times New Roman" style:font-size-complex="11pt"/>
    </style:style>
    <style:style style:name="T25" style:family="text">
      <style:text-properties fo:font-size="12pt" style:font-size-asian="12pt" style:font-size-complex="12pt"/>
    </style:style>
    <style:style style:name="T26" style:family="text">
      <style:text-properties fo:font-variant="small-caps" style:font-name="Times New Roman" fo:font-size="12pt" fo:font-weight="bold" style:font-size-asian="12pt" style:font-weight-asian="bold" style:font-name-complex="Times New Roman" style:font-size-complex="12pt" style:font-weight-complex="bold"/>
    </style:style>
    <style:style style:name="T27" style:family="text">
      <style:text-properties fo:font-variant="small-caps" style:font-name="Times New Roman" style:font-name-complex="Times New Roman"/>
    </style:style>
    <style:style style:name="T28" style:family="text">
      <style:text-properties fo:font-variant="small-caps" style:font-name="Times New Roman" fo:font-size="9pt" style:font-size-asian="9pt" style:font-name-complex="Times New Roman" style:font-size-complex="9pt"/>
    </style:style>
    <style:style style:name="T29" style:family="text">
      <style:text-properties fo:font-variant="small-caps" style:font-name="Times New Roman" fo:font-size="10pt" style:font-size-asian="10pt" style:font-name-complex="Times New Roman" style:font-size-complex="10pt"/>
    </style:style>
    <style:style style:name="T30" style:family="text">
      <style:text-properties fo:font-variant="small-caps" fo:color="#7b7b7b" style:font-name="Times New Roman" fo:font-size="12pt" fo:font-weight="bold" style:font-name-asian="Times New Roman" style:font-size-asian="12pt" style:font-weight-asian="bold" style:font-name-complex="Times New Roman" style:font-size-complex="12pt" style:font-weight-complex="bold"/>
    </style:style>
    <style:style style:name="T31" style:family="text">
      <style:text-properties fo:font-variant="small-caps" fo:color="#7b7b7b" style:font-name="Times New Roman" fo:font-weight="bold" style:font-name-asian="Times New Roman" style:font-weight-asian="bold" style:font-name-complex="Times New Roman"/>
    </style:style>
    <style:style style:name="T32" style:family="text">
      <style:text-properties fo:font-variant="small-caps" fo:color="#7b7b7b" style:font-name="Times New Roman" fo:font-weight="bold" style:font-name-asian="Times New Roman" style:font-weight-asian="bold" style:font-name-complex="Times New Roman" style:font-weight-complex="bold"/>
    </style:style>
    <style:style style:name="T33" style:family="text">
      <style:text-properties fo:font-variant="small-caps" fo:color="#7b7b7b" style:font-name="Garamond" fo:font-weight="bold" style:font-name-asian="Times New Roman" style:font-weight-asian="bold" style:font-name-complex="Garamond"/>
    </style:style>
    <style:style style:name="T34" style:family="text">
      <style:text-properties style:text-position="sub 58%" style:font-name="Times New Roman" style:font-name-complex="Times New Roman"/>
    </style:style>
    <style:style style:name="T35" style:family="text">
      <style:text-properties style:font-name="Garamond" fo:font-size="12pt" style:font-name-asian="Times New Roman" style:font-size-asian="12pt" style:font-name-complex="Garamond" style:font-size-complex="12pt"/>
    </style:style>
    <style:style style:name="T36" style:family="text">
      <style:text-properties style:font-name="Garamond" fo:font-size="12pt" style:font-size-asian="12pt" style:font-name-complex="Garamond" style:font-size-complex="12pt"/>
    </style:style>
    <style:style style:name="T37" style:family="text">
      <style:text-properties fo:color="#7b7b7b" style:font-name="Times New Roman" fo:font-size="12pt" fo:font-weight="bold" style:font-name-asian="Times New Roman" style:font-size-asian="12pt" style:font-weight-asian="bold" style:font-name-complex="Times New Roman" style:font-size-complex="12pt" style:font-weight-complex="bold"/>
    </style:style>
    <style:style style:name="T38" style:family="text">
      <style:text-properties fo:color="#7b7b7b" style:font-name="Times New Roman" fo:font-size="12pt" fo:font-style="italic" style:text-underline-style="solid" style:text-underline-width="auto" style:text-underline-color="font-color" fo:font-weight="bold" style:font-name-asian="Times New Roman" style:font-size-asian="12pt" style:font-style-asian="italic" style:font-weight-asian="bold" style:font-name-complex="Times New Roman" style:font-size-complex="12pt" style:font-weight-complex="bold"/>
    </style:style>
    <style:style style:name="T39" style:family="text">
      <style:text-properties fo:color="#7b7b7b" style:font-name="Times New Roman" fo:font-size="12pt" style:font-name-asian="F" style:font-size-asian="12pt" style:font-name-complex="Times New Roman" style:font-size-complex="12pt"/>
    </style:style>
    <style:style style:name="T40" style:family="text">
      <style:text-properties fo:color="#7b7b7b" style:font-name="Times New Roman" fo:font-weight="bold" style:font-name-asian="Times New Roman" style:font-weight-asian="bold" style:font-name-complex="Times New Roman"/>
    </style:style>
    <style:style style:name="T41" style:family="text">
      <style:text-properties fo:color="#7b7b7b" style:font-name="Times New Roman" fo:font-weight="bold" style:font-name-asian="Times New Roman" style:font-weight-asian="bold" style:font-name-complex="Times New Roman" style:font-weight-complex="bold"/>
    </style:style>
    <style:style style:name="T42" style:family="text">
      <style:text-properties fo:color="#7b7b7b" style:font-name="Times New Roman" style:font-name-asian="Times New Roman" style:font-name-complex="Times New Roman"/>
    </style:style>
    <style:style style:name="T43" style:family="text">
      <style:text-properties fo:color="#7b7b7b" style:font-name="Garamond" fo:font-size="12pt" style:font-name-asian="F" style:font-size-asian="12pt" style:font-name-complex="Garamond" style:font-size-complex="12pt"/>
    </style:style>
    <style:style style:name="T44" style:family="text">
      <style:text-properties fo:color="#7b7b7b" style:font-name="Garamond" fo:font-size="12pt" fo:font-weight="bold" style:font-name-asian="F" style:font-size-asian="12pt" style:font-weight-asian="bold" style:font-name-complex="Garamond" style:font-size-complex="12pt" style:font-weight-complex="bold"/>
    </style:style>
    <style:style style:name="T45" style:family="text">
      <style:text-properties fo:color="#7b7b7b" style:font-name="Garamond" fo:font-size="12pt" style:font-name-asian="Times New Roman" style:font-size-asian="12pt" style:font-name-complex="Garamond" style:font-size-complex="12pt"/>
    </style:style>
    <style:style style:name="T46" style:family="text">
      <style:text-properties fo:color="#000000" style:font-name="Times New Roman" style:font-name-complex="Times New Roman"/>
    </style:style>
    <style:style style:name="T47" style:family="text">
      <style:text-properties fo:color="#000000" style:font-name="Times New Roman" fo:font-style="italic" style:font-style-asian="italic" style:font-name-complex="Times New Roman"/>
    </style:style>
    <style:style style:name="T48" style:family="text">
      <style:text-properties fo:color="#222222" style:font-name="Times New Roman" fo:background-color="#ffffff" loext:char-shading-value="0" style:font-name-complex="Times New Roman"/>
    </style:style>
    <style:style style:name="T49" style:family="text">
      <style:text-properties fo:color="#222222" style:font-name="Times New Roman" fo:background-color="#ffffff" loext:char-shading-value="0" style:font-name-complex="Times New Roman" style:font-style-complex="italic"/>
    </style:style>
    <style:style style:name="T50" style:family="text">
      <style:text-properties fo:color="#222222" style:font-name="Times New Roman" fo:font-style="italic" fo:background-color="#ffffff" loext:char-shading-value="0" style:font-style-asian="italic" style:font-name-complex="Times New Roman"/>
    </style:style>
    <style:style style:name="T51" style:family="text">
      <style:text-properties fo:color="#222222" style:font-name="Times New Roman" fo:font-style="italic" fo:background-color="#ffffff" loext:char-shading-value="0" style:font-style-asian="italic" style:font-name-complex="Times New Roman" style:font-style-complex="italic"/>
    </style:style>
    <style:style style:name="T52" style:family="text">
      <style:text-properties fo:color="#333333" style:font-name="Times New Roman" fo:font-style="italic" style:font-style-asian="italic" style:font-name-complex="Times New Roman"/>
    </style:style>
    <style:style style:name="T53" style:family="text">
      <style:text-properties fo:color="#333333" style:font-name="Times New Roman" fo:font-style="italic" style:font-name-asian="Times New Roman" style:font-style-asian="italic" style:font-name-complex="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valuative Markers (EMs) in KiLega (D25) As Degree Quantifiers</text:p>
      <text:p text:style-name="P5"/>
      <text:p text:style-name="P15"><text:tab/><text:tab/><text:tab/><text:tab/><text:tab/><text:tab/><text:tab/><text:tab/><text:tab/><text:tab/><text:tab/> Kasangati K. W. Kinyalolo</text:p>
      <text:p text:style-name="P16">Kirkwood Community College, Cedar Rapids, IA</text:p>
      <text:p text:style-name="P7"><text:span text:style-name="T7"><text:tab/><text:tab/><text:tab/><text:tab/><text:tab/><text:tab/><text:tab/><text:tab/><text:tab/> <text:s text:c="12"/></text:span><text:a xlink:type="simple" xlink:href="mailto:Kasangati.Kinyalolo@kirkwood.edu" text:style-name="Internet_20_link" text:visited-style-name="Visited_20_Internet_20_Link"><text:span text:style-name="Internet_20_link"><text:span text:style-name="T7">Kasangati.Kinyalolo@kirkwood.edu</text:span></text:span></text:a></text:p>
      <text:p text:style-name="P16"><text:tab/><text:tab/><text:tab/><text:tab/><text:tab/><text:tab/><text:tab/><text:tab/><text:tab/><text:tab/><text:tab/> <text:s text:c="30"/>ACAL 47</text:p>
      <text:p text:style-name="P16"><text:tab/><text:tab/><text:tab/><text:tab/><text:tab/><text:tab/><text:tab/><text:tab/><text:tab/><text:tab/><text:tab/><text:tab/><text:tab/> <text:s/>UC Berkeley</text:p>
      <text:p text:style-name="P16"><text:tab/><text:tab/><text:tab/><text:tab/><text:tab/><text:tab/><text:tab/><text:tab/><text:tab/><text:tab/><text:tab/><text:tab/><text:tab/> Berkeley, CA</text:p>
      <text:p text:style-name="P16"><text:tab/><text:tab/><text:tab/><text:tab/><text:tab/><text:tab/><text:tab/><text:tab/><text:tab/><text:tab/><text:tab/><text:tab/> <text:s text:c="3"/>March 23-26, 2016</text:p>
      <text:p text:style-name="P17"/>
      <text:p text:style-name="P8"><text:span text:style-name="T9">1. Diminutives (</text:span><text:span text:style-name="T26">di</text:span><text:span text:style-name="T9">) &amp; Augmentatives (</text:span><text:span text:style-name="T26">au</text:span><text:span text:style-name="T9">)</text:span></text:p>
      <text:list xml:id="list7547200411061627588" text:style-name="WW8Num6">
        <text:list-item>
          <text:list>
            <text:list-item>
              <text:p text:style-name="P91"><text:span text:style-name="T5">KiLega has two sets of EMs with identity of meaning. When an EM is affixed to an N, the result is a one-word construction (EM-N); when it appears as a prefix to a semantically vacuous –</text:span><text:span text:style-name="T3">á</text:span><text:span text:style-name="T5">, the result is a two-word construction (EM-á XP). Two notable facts: (i) </text:span><text:span text:style-name="T11">wa</text:span><text:span text:style-name="T5"> and </text:span><text:span text:style-name="T11">ba</text:span><text:span text:style-name="T5"> (‘real’; On degree reading of ‘real’, see Bolinger 1972; </text:span><text:span text:style-name="T4">Morzycki 2009</text:span><text:span text:style-name="T5">) (used in evaluation of (human) character) have no corresponding EMs that occur in one-word structure; (ii) the diminutive </text:span><text:span text:style-name="T11">si</text:span><text:span text:style-name="T5">- has no homophonous </text:span><text:span text:style-name="T4">noun class prefix (NC)</text:span><text:span text:style-name="T5">. </text:span></text:p>
            </text:list-item>
          </text:list>
        </text:list-item>
      </text:list>
      <text:p text:style-name="P96"/>
      <text:p text:style-name="P58"><text:span text:style-name="T4">(1)<text:tab/><text:tab/><text:tab/>a.<text:tab/></text:span><text:span text:style-name="T10">ka</text:span><text:span text:style-name="T4">-, </text:span><text:span text:style-name="T10">si</text:span><text:span text:style-name="T4">-, </text:span><text:span text:style-name="T10">tu</text:span><text:span text:style-name="T4">- <text:tab/></text:span><text:span text:style-name="T10">ká</text:span><text:span text:style-name="T4">, </text:span><text:span text:style-name="T10">syá</text:span><text:span text:style-name="T4">, </text:span><text:span text:style-name="T10">twá</text:span><text:span text:style-name="T4"> <text:s/><text:tab/>(</text:span><text:span text:style-name="T27">di</text:span><text:span text:style-name="T4">)</text:span></text:p>
      <text:p text:style-name="P58"><text:span text:style-name="T4"><text:tab/><text:tab/><text:tab/>b.<text:tab/></text:span><text:span text:style-name="T10">ki</text:span><text:span text:style-name="T4">-, </text:span><text:span text:style-name="T10">lu</text:span><text:span text:style-name="T4">-, </text:span><text:span text:style-name="T10">bi</text:span><text:span text:style-name="T4">- <text:s/><text:tab/></text:span><text:span text:style-name="T10">kyá</text:span><text:span text:style-name="T4">, </text:span><text:span text:style-name="T10">lwá</text:span><text:span text:style-name="T4">, </text:span><text:span text:style-name="T10">byá</text:span><text:span text:style-name="T4"><text:tab/>(</text:span><text:span text:style-name="T27">au</text:span><text:span text:style-name="T4">)</text:span></text:p>
      <text:p text:style-name="P92"><text:span text:style-name="T4">c.</text:span><text:span text:style-name="T2"> <text:tab/></text:span><text:span text:style-name="T4"><text:tab/><text:tab/></text:span><text:span text:style-name="T10">wa</text:span><text:span text:style-name="T4">, </text:span><text:span text:style-name="T10">ba</text:span><text:span text:style-name="T4"> <text:tab/><text:tab/>(‘real’)</text:span></text:p>
      <text:p text:style-name="P93"/>
      <text:list xml:id="list8238909739032582400" text:style-name="WW8Num3">
        <text:list-item>
          <text:p text:style-name="P9"><text:span text:style-name="T4">For scaling a quality, whether up or down from a norm, EMs are intensifiers (Bolinger 1972: 17). Sizes below the norm are </text:span><text:span text:style-name="T12">small</text:span><text:span text:style-name="T4">; sizes above the norm are </text:span><text:span text:style-name="T12">big</text:span><text:span text:style-name="T4">. </text:span></text:p>
        </text:list-item>
        <text:list-item>
          <text:p text:style-name="P18">This talk examines data which suggest that EMs are nominal degree quantifiers, setting aside issues of whether diminutive or augmentative formation involves derivation or inflection (Mufwene 1980; Bresnan &amp; Mchombo 1995), class shift (Shepardson 1982; Stump 1992, 1993), a class prefix that moonlights in a noun spine (Déchaine et al. 2014), or a null head (Carstens 1993).</text:p>
        </text:list-item>
      </text:list>
      <text:p text:style-name="P20"/>
      <text:list xml:id="list4080931330314455725" text:style-name="WW8Num5">
        <text:list-item>
          <text:list>
            <text:list-item>
              <text:p text:style-name="P94"><text:soft-page-break/>Distribution</text:p>
              <text:list>
                <text:list-item>
                  <text:p text:style-name="P99"><text:span text:style-name="T4">In many cases, an NC</text:span><text:bookmark text:name="_GoBack"/><text:span text:style-name="T4"> and an EM occur in complementary distribution. When an NC is homophonous with an EM, the evaluative reading for that N is non-existent (see Shepardson 1982 for Swahili; Stump 1992, 1993 for Kikuyu &amp; Mwera). Thus, nouns with NC </text:span><text:span text:style-name="T10">ki</text:span><text:span text:style-name="T4">- (cl. 7), </text:span><text:span text:style-name="T10">bi</text:span><text:span text:style-name="T4">- (cl. 8), </text:span><text:span text:style-name="T10">lu</text:span><text:span text:style-name="T4">- (cl. 11), </text:span><text:span text:style-name="T10">ka</text:span><text:span text:style-name="T4">- (cl. 12), </text:span><text:span text:style-name="T10">tu</text:span><text:span text:style-name="T4">- (cl. 13) can only form their diminutive or augmentative with a two-word construction. </text:span></text:p>
                </text:list-item>
              </text:list>
            </text:list-item>
          </text:list>
        </text:list-item>
      </text:list>
      <text:p text:style-name="P23"><text:span text:style-name="T4">(2)<text:tab/>a.<text:tab/></text:span><text:span text:style-name="T10">mu</text:span><text:span text:style-name="T12">-simba</text:span><text:span text:style-name="T4"><text:tab/>b.<text:tab/><text:tab/></text:span><text:span text:style-name="T10">ki</text:span><text:span text:style-name="T12">-simba<text:tab/><text:tab/><text:tab/><text:tab/></text:span><text:span text:style-name="T4">c.<text:tab/></text:span><text:span text:style-name="T10">ki</text:span><text:span text:style-name="T12">-mena</text:span></text:p>
      <text:p text:style-name="P24"><text:span text:style-name="T15"><text:tab/><text:tab/>1unmarried adult<text:tab/><text:tab/><text:tab/></text:span><text:span text:style-name="T28">au</text:span><text:span text:style-name="T15">-unmarried adult<text:tab/><text:tab/><text:tab/>7crocodile</text:span></text:p>
      <text:p text:style-name="P60"><text:tab/><text:tab/>‘unmarried man/woman’<text:tab/><text:tab/><text:tab/>‘old bachelor’/‘spinster’<text:tab/>‘crocodile’ / *’big croco’</text:p>
      <text:p text:style-name="P25"><text:span text:style-name="T4"><text:tab/><text:tab/>d.<text:tab/></text:span><text:span text:style-name="T10">mu</text:span><text:span text:style-name="T12">-lúme</text:span><text:span text:style-name="T4"><text:tab/>e.<text:tab/><text:tab/></text:span><text:span text:style-name="T10">ka</text:span><text:span text:style-name="T12">-lúme<text:tab/><text:tab/><text:tab/><text:tab/></text:span><text:span text:style-name="T4">f.</text:span><text:span text:style-name="T12"><text:tab/></text:span><text:span text:style-name="T10">ka</text:span><text:span text:style-name="T12">-séti</text:span></text:p>
      <text:p text:style-name="P25"><text:span text:style-name="T15"><text:tab/><text:tab/><text:tab/>1male<text:tab/><text:tab/><text:tab/></text:span><text:span text:style-name="T28">di</text:span><text:span text:style-name="T15">-male <text:tab/><text:tab/><text:tab/><text:tab/><text:tab/><text:tab/>12antelope<text:tab/><text:tab/></text:span></text:p>
      <text:p text:style-name="P61"><text:tab/><text:tab/><text:tab/>‘man’<text:tab/><text:tab/><text:tab/>‘small/despicable man’<text:tab/><text:tab/>‘antelope’/*’small antelope’</text:p>
      <text:p text:style-name="P73">1.2.2 <text:tab/>Two observations: </text:p>
      <text:list xml:id="list4390130886076390285" text:style-name="WW8Num4">
        <text:list-item>
          <text:p text:style-name="P10"><text:span text:style-name="T17"><text:s/>“…</text:span><text:span text:style-name="T4">the noun class marking and aug-dim marking functions are independent […]. Diminutive size is not an inherent property of the Ki-Vi noun class.” (Shepardson 1982: 56)</text:span></text:p>
        </text:list-item>
        <text:list-item>
          <text:p text:style-name="P66"><text:span text:style-name="T17"><text:s/>“</text:span><text:span text:style-name="T4">Not all members of gender 12/13 are diminutives of other nouns.” (Stump 1993: 9)</text:span></text:p>
        </text:list-item>
      </text:list>
      <text:p text:style-name="P56">1.2.3<text:tab/>A reasonable explanation is that “[t]he augmentative and diminutive derivation does not involve a class prefix; instead, it involves a null head” (Carstens 1993: 156). </text:p>
      <text:p text:style-name="P57">1.2.4<text:tab/>Once the claim that DI &amp; AU are NCs is given up, <text:s/>a simple analysis of the facts is possible. E.g.:</text:p>
      <text:p text:style-name="P21"><text:span text:style-name="T4">(3)<text:tab/><text:tab/>a.<text:tab/></text:span><text:span text:style-name="T10">ki</text:span><text:span text:style-name="T4">-: [Cl</text:span><text:span text:style-name="T34">7</text:span><text:span text:style-name="T4">]<text:tab/><text:tab/><text:tab/>b.<text:tab/></text:span><text:span text:style-name="T10">ki</text:span><text:span text:style-name="T4">-: [EM]</text:span></text:p>
      <text:p text:style-name="P21"><text:span text:style-name="T4"><text:tab/><text:tab/>c.<text:tab/></text:span><text:span text:style-name="T10">ka</text:span><text:span text:style-name="T4">-: [Cl</text:span><text:span text:style-name="T34">12</text:span><text:span text:style-name="T4">]<text:tab/><text:tab/><text:tab/>d.<text:tab/></text:span><text:span text:style-name="T10">ka</text:span><text:span text:style-name="T4">-: [EM]</text:span></text:p>
      <text:p text:style-name="P67"><text:span text:style-name="T4"><text:tab/><text:tab/>e.<text:tab/><text:tab/><text:tab/><text:tab/><text:tab/><text:tab/>f.<text:tab/></text:span><text:span text:style-name="T10">si</text:span><text:span text:style-name="T4">-: [EM]<text:tab/>(cf. 1.1, (ii))</text:span></text:p>
      <text:p text:style-name="P75"><text:span text:style-name="T4"><text:tab/><text:tab/>[Cl</text:span><text:span text:style-name="T34">n</text:span><text:span text:style-name="T4">] marks a noun as the </text:span><text:span text:style-name="T12">ungraded existent</text:span><text:span text:style-name="T4"> (Sapir 1944), excluding the possibility that such a noun can be thought of as occupying a position on a sliding scale of values of “more” and “less.” [EM] acts as a degree operator. In (2b), for e.g., </text:span><text:span text:style-name="T10">ki</text:span><text:span text:style-name="T4">- operates over a (covert) temporal variable. <text:s/></text:span></text:p>
      <text:p text:style-name="P59"><text:span text:style-name="T4">1.2.5 The two-word construction is the only option when N is overtly marked with [Cl</text:span><text:span text:style-name="T34">n</text:span><text:span text:style-name="T4">]: </text:span></text:p>
      <text:list xml:id="list4979861877762372478" text:style-name="WW8Num1">
        <text:list-item>
          <text:p text:style-name="P100">when N, denoting one or more individuals, does not exhibit the singular/plural distinction:</text:p>
        </text:list-item>
      </text:list>
      <text:p text:style-name="P14"><text:span text:style-name="T4">(4)<text:tab/><text:tab/>a.<text:tab/></text:span><text:span text:style-name="T12">mŭsá</text:span><text:span text:style-name="T4"><text:tab/><text:tab/><text:tab/>‘insect(s) </text:span><text:span text:style-name="T12">mŭsá</text:span><text:span text:style-name="T4">’<text:tab/> <text:tab/>(cl. 3)<text:tab/><text:tab/></text:span></text:p>
      <text:p text:style-name="P14"><text:span text:style-name="T4"><text:tab/><text:tab/>b.<text:tab/></text:span><text:span text:style-name="T12">lusungu</text:span><text:span text:style-name="T4"><text:tab/><text:tab/><text:tab/>‘black wasp(s)’ <text:tab/><text:tab/>(cl. 11)</text:span></text:p>
      <text:p text:style-name="P14"><text:soft-page-break/><text:span text:style-name="T4"><text:tab/><text:tab/>c.<text:tab/></text:span><text:span text:style-name="T12">lŭto</text:span><text:span text:style-name="T4"><text:tab/><text:tab/><text:tab/><text:tab/>‘(sp. of) berry/ies’<text:tab/>(cl. 11)</text:span></text:p>
      <text:p text:style-name="P68"><text:span text:style-name="T4"><text:tab/><text:tab/><text:tab/><text:tab/><text:tab/><text:tab/><text:tab/>‘(thorny) vine(s) on which the </text:span><text:span text:style-name="T12">lŭto</text:span><text:span text:style-name="T4"> berries grow in bunches’ </text:span></text:p>
      <text:p text:style-name="P27"><text:span text:style-name="T17">(5)<text:tab/><text:tab/>a.</text:span><text:span text:style-name="T4"> <text:tab/></text:span><text:span text:style-name="T12">mŭsá<text:tab/><text:tab/><text:tab/></text:span><text:span text:style-name="T4">b.</text:span><text:span text:style-name="T12"><text:tab/>*<text:tab/></text:span><text:span text:style-name="T10">kă</text:span><text:span text:style-name="T12">sá</text:span><text:span text:style-name="T4"> <text:tab/><text:tab/><text:tab/><text:tab/>c.<text:tab/></text:span><text:span text:style-name="T12">*<text:tab/></text:span><text:span text:style-name="T10">kĭ</text:span><text:span text:style-name="T12">sá<text:tab/></text:span></text:p>
      <text:p text:style-name="P40"><text:span text:style-name="T4"><text:tab/>d.<text:tab/></text:span><text:span text:style-name="T10">ká</text:span><text:span text:style-name="T12"> <text:s/><text:tab/>mŭsá</text:span><text:span text:style-name="T4"><text:tab/>e.<text:tab/></text:span><text:span text:style-name="T10">kyá</text:span><text:span text:style-name="T12"> <text:s/>mŭsá</text:span></text:p>
      <text:p text:style-name="P42"/>
      <text:list xml:id="list81914474459950" text:continue-numbering="true" text:style-name="WW8Num1">
        <text:list-item>
          <text:p text:style-name="P95">when N is a mass noun (found in cl. 3 through cl. 15):</text:p>
        </text:list-item>
      </text:list>
      <text:p text:style-name="P20"/>
      <text:p text:style-name="P14"><text:span text:style-name="T4">(6)<text:tab/><text:tab/>a.<text:tab/></text:span><text:span text:style-name="T10">mu</text:span><text:span text:style-name="T12">punga</text:span><text:span text:style-name="T4"><text:tab/><text:tab/>‘rice’<text:tab/> <text:tab/>(cl. 3)<text:tab/><text:tab/><text:tab/><text:tab/><text:tab/>b.<text:tab/></text:span><text:span text:style-name="T10">mi</text:span><text:span text:style-name="T12">kilá</text:span><text:span text:style-name="T4"><text:tab/><text:tab/>‘blood’<text:tab/>(cl. 4)</text:span></text:p>
      <text:p text:style-name="P68"><text:span text:style-name="T4"><text:tab/><text:tab/>c.<text:tab/></text:span><text:span text:style-name="T10">i</text:span><text:span text:style-name="T12">búmba</text:span><text:span text:style-name="T4"><text:tab/><text:tab/><text:tab/>‘white clay’ (cl. 5)<text:tab/><text:tab/><text:tab/><text:tab/><text:tab/>d.<text:tab/></text:span><text:span text:style-name="T10">mă</text:span><text:span text:style-name="T12">zi</text:span><text:span text:style-name="T4"><text:tab/><text:tab/>‘water’<text:tab/>(cl. 6)<text:tab/><text:tab/></text:span></text:p>
      <text:p text:style-name="P102">1.2.6 The two-word construction is also possible:</text:p>
      <text:list xml:id="list2720135528735136948" text:style-name="WW8Num2">
        <text:list-item>
          <text:p text:style-name="P101"><text:span text:style-name="T4">when a noun partaking in the singular/plural distinction is marked with [Cl</text:span><text:span text:style-name="T34">n</text:span><text:span text:style-name="T4">]: </text:span></text:p>
        </text:list-item>
      </text:list>
      <text:p text:style-name="P28"><text:span text:style-name="T17">(7)<text:tab/><text:tab/>a.</text:span><text:span text:style-name="T4"> <text:tab/></text:span><text:span text:style-name="T10">mu</text:span><text:span text:style-name="T12">simba</text:span><text:span text:style-name="T4"><text:tab/><text:tab/><text:tab/>b.<text:tab/></text:span><text:span text:style-name="T10">kyá</text:span><text:span text:style-name="T12"> <text:s/>musimba</text:span><text:span text:style-name="T4"><text:tab/><text:tab/><text:tab/>c.<text:tab/></text:span><text:span text:style-name="T10">ká</text:span><text:span text:style-name="T12"> <text:s/>musimba</text:span></text:p>
      <text:p text:style-name="P82"/>
      <text:list xml:id="list81915773049657" text:continue-list="list81914474459950" text:style-name="WW8Num1">
        <text:list-item>
          <text:p text:style-name="P103"><text:span text:style-name="T4">when N is marked with [</text:span><text:span text:style-name="T27">em</text:span><text:span text:style-name="T4">] in instances of recursive evaluation, indicating what Bolinger’s (1972: 15) terms “[m]anifestations of degree and intensity […] associated with […] nouns”.</text:span></text:p>
        </text:list-item>
      </text:list>
      <text:p text:style-name="P29"><text:span text:style-name="T17">(8)<text:tab/><text:tab/>a.</text:span><text:span text:style-name="T4"> <text:tab/></text:span><text:span text:style-name="T10">lŭ</text:span><text:span text:style-name="T12">-zi</text:span><text:span text:style-name="T4"> <text:s text:c="2"/>‘river’<text:tab/><text:tab/>b.<text:tab/></text:span><text:span text:style-name="T10">kă</text:span><text:span text:style-name="T12">-zi</text:span><text:span text:style-name="T4"><text:tab/>‘small river’<text:tab/><text:tab/>c.<text:tab/></text:span><text:span text:style-name="T10">syá</text:span><text:span text:style-name="T12"> <text:s text:c="2"/></text:span><text:span text:style-name="T10">kă</text:span><text:span text:style-name="T12">-zi</text:span><text:span text:style-name="T4"><text:tab/>‘brook(let)’</text:span></text:p>
      <text:p text:style-name="P11"><text:span text:style-name="T4">(9)<text:tab/><text:tab/><text:tab/></text:span><text:span text:style-name="T10">kyá</text:span><text:span text:style-name="T12"> <text:s/></text:span><text:span text:style-name="T10">ki</text:span><text:span text:style-name="T12">simba</text:span><text:span text:style-name="T4"> <text:s text:c="2"/>‘very old bachelor’ / ‘big spinster’ (? translation)</text:span></text:p>
      <text:p text:style-name="P22"/>
      <text:p text:style-name="P74"><text:tab/><text:tab/>The recursive EM phenomenon is found in, a.o., KiKongo (Mufwene 1980a), Swahili (Shepardson 1982), Kikuyu (Stump 1993). Compared to (9), the facts in (9’) suggest that recursivity is dealt with in a language specific way. </text:p>
      <text:p text:style-name="P12"><text:span text:style-name="T17"><text:s/></text:span><text:span text:style-name="T4">(9’)<text:tab/>a.<text:tab/></text:span><text:span text:style-name="T10">bí</text:span><text:span text:style-name="T12">-b-ána</text:span><text:span text:style-name="T4"> <text:s/><text:tab/>‘small children’ <text:s text:c="4"/><text:tab/><text:tab/><text:tab/>b. <text:tab/></text:span><text:span text:style-name="T10">tu</text:span><text:span text:style-name="T12">-b-ána</text:span><text:span text:style-name="T4"> <text:s/>‘small children’<text:tab/>[KiKongo]</text:span></text:p>
      <text:p text:style-name="P69"><text:span text:style-name="T4"><text:tab/><text:tab/>c. <text:tab/></text:span><text:span text:style-name="T10">tu</text:span><text:span text:style-name="T12">-</text:span><text:span text:style-name="T10">bí</text:span><text:span text:style-name="T12">-b-ána</text:span><text:span text:style-name="T4"> <text:tab/>‘very small children’</text:span></text:p>
      <text:p text:style-name="P77">1.2.7<text:tab/>When Number, mass and degree are overtly expressed, the one-word construction is unavailable; this gives rise to a two-word construction.</text:p>
      <text:p text:style-name="P1"><text:soft-page-break/>2. Motivating the Degree Quantifier Analysis of EMs</text:p>
      <text:p text:style-name="P83">2.1<text:tab/>Mass &amp; plural nouns pattern in many ways cross-linguistically (Bolinger 1972; Mufwene 1980b, 1984, 1986; Jackendoff 1991; Gillon 1992; a.o.). </text:p>
      <text:p text:style-name="P80"><text:span text:style-name="T14"><text:tab/></text:span><text:span text:style-name="T18">Higginbotham (1995): a mass or count quantifier is compatible with a mass or count noun. </text:span></text:p>
      <text:p text:style-name="P83"><text:tab/>Mufwene (1984): individuated and non-individuated nouns and quantifiers.</text:p>
      <text:p text:style-name="P84"><text:span text:style-name="T18"><text:tab/>Chierchia (1998: 55-57) on English </text:span><text:span text:style-name="T4">Det(erminer)s / Quant(ifier)s: </text:span></text:p>
      <text:p text:style-name="P13"><text:span text:style-name="T4">(10)<text:tab/>a.<text:tab/>Some Dets/Quants occur only with mass nouns (e.g., </text:span><text:span text:style-name="T12">little</text:span><text:span text:style-name="T4">, </text:span><text:span text:style-name="T12">much</text:span><text:span text:style-name="T4">). </text:span></text:p>
      <text:p text:style-name="P104"><text:span text:style-name="T4"><text:tab/><text:tab/>b.<text:tab/>Some Dets/Quants occur only with count nouns (e.g., </text:span><text:span text:style-name="T12">every</text:span><text:span text:style-name="T4">, </text:span><text:span text:style-name="T12">each</text:span><text:span text:style-name="T4">, </text:span><text:span text:style-name="T12">several</text:span><text:span text:style-name="T4">, </text:span><text:span text:style-name="T12">few</text:span><text:span text:style-name="T4">, </text:span><text:span text:style-name="T12">both</text:span><text:span text:style-name="T4">, </text:span><text:span text:style-name="T12">many</text:span><text:span text:style-name="T4">). </text:span></text:p>
      <text:p text:style-name="P106"><text:span text:style-name="T4"><text:tab/><text:tab/>c.<text:tab/>Some Dets/Quants occur only with plural and mass nouns</text:span><text:span text:style-name="T36"> (e</text:span><text:span text:style-name="T4">.g.</text:span><text:span text:style-name="T18">, </text:span><text:span text:style-name="T14">a lot</text:span><text:span text:style-name="T18">, </text:span><text:span text:style-name="T14">all</text:span><text:span text:style-name="T18">, </text:span><text:span text:style-name="T14">plenty of</text:span><text:span text:style-name="T18">, </text:span><text:span text:style-name="T14">most</text:span><text:span text:style-name="T18">).</text:span></text:p>
      <text:p text:style-name="P105"><text:span text:style-name="T12"><text:tab/><text:tab/></text:span><text:span text:style-name="T4">d.</text:span><text:span text:style-name="T12"><text:tab/></text:span><text:span text:style-name="T4">Some Dets/Quants are unrestricted (e.g., </text:span><text:span text:style-name="T12">the</text:span><text:span text:style-name="T4">, </text:span><text:span text:style-name="T12">some</text:span><text:span text:style-name="T4">, </text:span><text:span text:style-name="T12">any</text:span><text:span text:style-name="T4">, </text:span><text:span text:style-name="T12">no</text:span><text:span text:style-name="T4">).</text:span></text:p>
      <text:p text:style-name="P88">2.2<text:tab/>NCs show no restriction in combining with count nouns (11a, c, e, g) or non-count nouns (11b, d, f, h). <text:s/>In traditional terms, (11a-f) bear singular morphology, (11g-h) do plural morphology. </text:p>
      <text:p text:style-name="P78"><text:span text:style-name="T4">(11)<text:tab/><text:tab/>a.<text:tab/></text:span><text:span text:style-name="T10">mu</text:span><text:span text:style-name="T4">-</text:span><text:span text:style-name="T12">téndé</text:span><text:span text:style-name="T4"><text:tab/><text:tab/>‘frog’<text:tab/><text:tab/><text:tab/><text:tab/><text:tab/><text:tab/>b.<text:tab/></text:span><text:span text:style-name="T10">mŭ</text:span><text:span text:style-name="T12">ki</text:span><text:span text:style-name="T4"><text:tab/><text:tab/><text:tab/>‘smoke’</text:span></text:p>
      <text:p text:style-name="P78"><text:span text:style-name="T4"><text:tab/><text:tab/><text:tab/>c.<text:tab/></text:span><text:span text:style-name="T10">lu</text:span><text:span text:style-name="T12">-keníkéni<text:tab/></text:span><text:span text:style-name="T4"><text:tab/>‘firefly’ / ‘star’</text:span><text:span text:style-name="T12"><text:tab/><text:tab/><text:tab/><text:tab/></text:span><text:span text:style-name="T4">d.</text:span><text:span text:style-name="T12"> <text:tab/></text:span><text:span text:style-name="T10">lu</text:span><text:span text:style-name="T12">to <text:s/>/ </text:span><text:span text:style-name="T10">lw</text:span><text:span text:style-name="T12">ito<text:tab/><text:tab/></text:span><text:span text:style-name="T4">‘ashes’</text:span></text:p>
      <text:p text:style-name="P78"><text:span text:style-name="T4"><text:tab/><text:tab/><text:tab/>e.<text:tab/></text:span><text:span text:style-name="T10">ka</text:span><text:span text:style-name="T12">-síbá</text:span><text:span text:style-name="T4"><text:tab/><text:tab/>‘(lady) alto’<text:tab/><text:tab/><text:tab/><text:tab/><text:tab/>f.<text:tab/></text:span><text:span text:style-name="T10">ka</text:span><text:span text:style-name="T12">bénga<text:tab/><text:tab/></text:span><text:span text:style-name="T4">‘disrespect’</text:span></text:p>
      <text:p text:style-name="P76"><text:span text:style-name="T4"><text:tab/><text:tab/><text:tab/>g.<text:tab/></text:span><text:span text:style-name="T10">tu</text:span><text:span text:style-name="T12">-séti</text:span><text:span text:style-name="T4"><text:tab/><text:tab/>‘antelopes’<text:tab/><text:tab/><text:tab/><text:tab/><text:tab/>h.<text:tab/></text:span><text:span text:style-name="T10">tu</text:span><text:span text:style-name="T12">bí<text:tab/><text:tab/><text:tab/><text:tab/></text:span><text:span text:style-name="T4">‘feces’</text:span></text:p>
      <text:p text:style-name="P86"><text:span text:style-name="T4">2.3<text:tab/>EMs are not sensitive to Number; rather, they are sensitive to the count/mass noun distinction: </text:span><text:span text:style-name="T12">syá, ká, kyá,</text:span><text:span text:style-name="T4"> &amp;</text:span><text:span text:style-name="T12"> lwá</text:span><text:span text:style-name="T4"> only combine with individuated, not with non-individuated, nouns (see Mufwene 1980b): </text:span></text:p>
      <text:p text:style-name="P30"><text:span text:style-name="T4">(12)<text:tab/>a.<text:tab/></text:span><text:span text:style-name="T10">syá</text:span><text:span text:style-name="T4"><text:tab/></text:span><text:span text:style-name="T12">lu-keníkéni<text:tab/><text:tab/><text:tab/></text:span><text:span text:style-name="T4">b.</text:span><text:span text:style-name="T12"><text:tab/>*<text:tab/></text:span><text:span text:style-name="T10">syá</text:span><text:span text:style-name="T12"> <text:tab/>luto <text:s/>/ lwito</text:span></text:p>
      <text:p text:style-name="P30"><text:span text:style-name="T16"><text:tab/></text:span><text:span text:style-name="T15"><text:tab/><text:tab/></text:span><text:span text:style-name="T28">di</text:span><text:span text:style-name="T15"><text:tab/>11firely/11star<text:tab/><text:tab/><text:tab/><text:tab/><text:tab/></text:span><text:span text:style-name="T28">di</text:span><text:span text:style-name="T15"> <text:s/><text:tab/>11ashes</text:span></text:p>
      <text:p text:style-name="P62"><text:tab/><text:tab/><text:tab/>‘small/tiny firefly/star’</text:p>
      <text:p text:style-name="P31"><text:span text:style-name="T4"><text:tab/><text:tab/>c.<text:tab/></text:span><text:span text:style-name="T10">ká</text:span><text:span text:style-name="T4"><text:tab/></text:span><text:span text:style-name="T12">mu-téndé</text:span><text:span text:style-name="T4"><text:tab/><text:tab/><text:tab/>d.<text:tab/>*<text:tab/></text:span><text:span text:style-name="T10">ká</text:span><text:span text:style-name="T12"><text:tab/><text:tab/>mupunga</text:span></text:p>
      <text:p text:style-name="P31"><text:span text:style-name="T16"><text:tab/></text:span><text:span text:style-name="T15"><text:tab/><text:tab/></text:span><text:span text:style-name="T28">di</text:span><text:span text:style-name="T15"><text:tab/>3frog<text:tab/><text:tab/><text:tab/><text:tab/><text:tab/><text:tab/></text:span><text:span text:style-name="T28">di<text:tab/><text:tab/>3</text:span><text:span text:style-name="T15">rice</text:span></text:p>
      <text:p text:style-name="P63"><text:tab/><text:tab/><text:tab/>‘small frog’</text:p>
      <text:p text:style-name="P86"><text:soft-page-break/><text:span text:style-name="T4">2.4<text:tab/>In Meeussen (1960), </text:span><text:span text:style-name="T27">di</text:span><text:span text:style-name="T4"> </text:span><text:span text:style-name="T12">tu</text:span><text:span text:style-name="T4">- is [+</text:span><text:span text:style-name="T27">pl</text:span><text:span text:style-name="T4">] (of </text:span><text:span text:style-name="T10">si</text:span><text:span text:style-name="T4">-, cl. 19 &amp; </text:span><text:span text:style-name="T10">ka</text:span><text:span text:style-name="T4">-, cl. 13). A similar view is found in Stump (1993: 8). E.g.: “In Kikuyu, diminutive nouns belong to gender 12/13, characterized by the class 12 prefix </text:span><text:span text:style-name="T13">ka- </text:span><text:span text:style-name="T4">in the singular and the class 13 prefix </text:span><text:span text:style-name="T13">tu- </text:span><text:span text:style-name="T4">in the plural.” Interestingly, </text:span><text:span text:style-name="T12">twá</text:span><text:span text:style-name="T4"> combines with mass and plural nouns, the latter being ambiguous between count &amp; mass nouns. A similar observation is made for Lingala by Mufwene (1980b): </text:span></text:p>
      <text:p text:style-name="P32"><text:span text:style-name="T4">(13)<text:tab/> <text:s/><text:tab/></text:span><text:span text:style-name="T10">tw</text:span><text:span text:style-name="T12">-ilyá <text:s text:c="3"/>tú-tú-no.<text:tab/><text:tab/><text:tab/></text:span><text:span text:style-name="T4">(14)<text:tab/></text:span><text:span text:style-name="T10">twá</text:span><text:span text:style-name="T12"> <text:tab/>magomá <text:s/><text:tab/>tú-tú-no.</text:span></text:p>
      <text:p text:style-name="P33"><text:span text:style-name="T15"><text:tab/><text:tab/></text:span><text:span text:style-name="T28">di <text:s text:c="3"/></text:span><text:span text:style-name="T15">5food <text:s/></text:span><text:span text:style-name="T28">13-13-dem<text:tab/><text:tab/><text:tab/><text:tab/><text:tab/>di</text:span><text:span text:style-name="T15"> <text:s text:c="5"/><text:tab/>6plantain<text:tab/></text:span><text:span text:style-name="T28">13-13-dem</text:span></text:p>
      <text:p text:style-name="P34"><text:span text:style-name="T28"><text:tab/></text:span><text:span text:style-name="T4"><text:tab/>‘Here is a little bit of food.’ <text:tab/><text:tab/><text:tab/>a.<text:tab/>‘Here are small plantains.’</text:span></text:p>
      <text:p text:style-name="P3"><text:tab/><text:tab/><text:tab/><text:tab/><text:tab/>b.<text:tab/>‘Here is a little bit of plantains.’ </text:p>
      <text:p text:style-name="P70"><text:span text:style-name="T4">(15)<text:tab/>a.<text:tab/></text:span><text:span text:style-name="T10">twá</text:span><text:span text:style-name="T4"> </text:span><text:span text:style-name="T12">luto / lwito</text:span><text:span text:style-name="T4"><text:tab/><text:tab/><text:tab/>b.<text:tab/>*<text:tab/></text:span><text:span text:style-name="T10">twá</text:span><text:span text:style-name="T12"> <text:s/>lukeníkéni</text:span></text:p>
      <text:p text:style-name="P89"><text:span text:style-name="T4">2.5<text:tab/>Like </text:span><text:span text:style-name="T27">di</text:span><text:span text:style-name="T4"> </text:span><text:span text:style-name="T12">twá</text:span><text:span text:style-name="T4">, </text:span><text:span text:style-name="T27">au</text:span><text:span text:style-name="T4"> </text:span><text:span text:style-name="T12">byá</text:span><text:span text:style-name="T4"> combines with mass and plural nouns: </text:span></text:p>
      <text:p text:style-name="P35"><text:span text:style-name="T4">(16)<text:tab/></text:span><text:span text:style-name="T10">byá<text:tab/></text:span><text:span text:style-name="T12">mikilá</text:span><text:span text:style-name="T4"><text:tab/><text:tab/><text:tab/>(17)<text:tab/></text:span><text:span text:style-name="T10">byá</text:span><text:span text:style-name="T12"><text:tab/>mi-téndé.<text:tab/><text:tab/></text:span></text:p>
      <text:p text:style-name="P36"><text:span text:style-name="T15"><text:tab/></text:span><text:span text:style-name="T28">au <text:tab/></text:span><text:span text:style-name="T15">4blood<text:tab/><text:tab/><text:tab/><text:tab/><text:tab/><text:tab/></text:span><text:span text:style-name="T28">au</text:span><text:span text:style-name="T15"><text:tab/>4frog<text:tab/><text:tab/><text:tab/><text:tab/></text:span></text:p>
      <text:p text:style-name="P19"><text:tab/>‘a large amount of blood’<text:tab/><text:tab/>a.<text:tab/>‘(very) big frogs’<text:tab/><text:tab/><text:tab/><text:tab/><text:tab/><text:tab/><text:tab/><text:tab/><text:tab/>b.<text:tab/>‘a large number of frogs’ <text:tab/><text:tab/><text:tab/></text:p>
      <text:p text:style-name="P64"><text:tab/><text:tab/><text:tab/><text:tab/><text:tab/>c.<text:tab/>‘a large amount of frog meat’</text:p>
      <text:p text:style-name="P37"><text:span text:style-name="T4">(18)<text:tab/> <text:s/><text:tab/></text:span><text:span text:style-name="T10">byá</text:span><text:span text:style-name="T12"> <text:s text:c="3"/>mŭki.<text:tab/><text:tab/><text:tab/></text:span></text:p>
      <text:p text:style-name="P38"><text:span text:style-name="T15"><text:tab/><text:tab/></text:span><text:span text:style-name="T28">au</text:span><text:span text:style-name="T15"> <text:s text:c="5"/><text:tab/>3smoke</text:span></text:p>
      <text:p text:style-name="P65"><text:tab/><text:tab/>‘a large amount of smoke.’</text:p>
      <text:p text:style-name="P79"><text:span text:style-name="T4">2.6<text:tab/>The French degree quantifier </text:span><text:span text:style-name="T13">beaucoup</text:span><text:span text:style-name="T6"> </text:span><text:span text:style-name="T4">combines syntactically with a mass or a plural noun, but not with a singular noun </text:span><text:span text:style-name="T6">(Kayne 1975; </text:span><text:span text:style-name="T4">Obenauer 1983; Doetjes 1997; a.o.). </text:span></text:p>
      <text:p text:style-name="P71"><text:span text:style-name="T4">(19)<text:tab/>a.<text:tab/></text:span><text:span text:style-name="T12">beaucoup d’encre</text:span><text:span text:style-name="T4"><text:tab/>b.<text:tab/>*<text:tab/></text:span><text:span text:style-name="T12">beaucoup de linguiste </text:span><text:span text:style-name="T4"><text:tab/><text:tab/>c.<text:tab/>beaucoup de</text:span><text:span text:style-name="T12"> linguistes</text:span><text:span text:style-name="T4"> </text:span></text:p>
      <text:p text:style-name="P87"><text:span text:style-name="T17"><text:s/></text:span><text:span text:style-name="T4"><text:tab/>KiLega degree quantifier –</text:span><text:span text:style-name="T12">ĭngí</text:span><text:span text:style-name="T4"> behaves like French </text:span><text:span text:style-name="T12">beaucoup</text:span><text:span text:style-name="T4">. Interestingly, its distribution is similar to that of EMs </text:span><text:span text:style-name="T12">twá</text:span><text:span text:style-name="T4"> &amp; </text:span><text:span text:style-name="T12">byá</text:span><text:span text:style-name="T4"> noted above. This is not accidental on the assumption that EM is a quantifier.</text:span></text:p>
      <text:p text:style-name="P39"><text:span text:style-name="T4">(20)<text:tab/>a.<text:tab/></text:span><text:span text:style-name="T12">mu-punga mw-ĭngí<text:tab/><text:tab/><text:tab/></text:span><text:span text:style-name="T4">b.<text:tab/>*<text:tab/></text:span><text:span text:style-name="T12">mu-téndé <text:s/>mw-ĭngí</text:span></text:p>
      <text:p text:style-name="P97"><text:span text:style-name="T4"><text:tab/>c.<text:tab/></text:span><text:span text:style-name="T12">mi-téndé z-ĭngí</text:span></text:p>
      <text:p text:style-name="P98"/>
      <text:p text:style-name="P85"><text:span text:style-name="T4">2.7<text:tab/></text:span><text:span text:style-name="T17">On the assumption</text:span><text:span text:style-name="T4"> that EMs are quantifiers, which cross-linguistically are sensitive to the mass/count noun distinction, one can elegantly capture the distribution of the EMs as noted above at no cost at all.</text:span></text:p>
      <text:p text:style-name="P90"><text:soft-page-break/><text:span text:style-name="T4">2.8<text:tab/>(13), (15a), (18) are unexpected if DI </text:span><text:span text:style-name="T12">tu</text:span><text:span text:style-name="T4">-/</text:span><text:span text:style-name="T12">twá</text:span><text:span text:style-name="T4">, &amp; AU </text:span><text:span text:style-name="T12">bi</text:span><text:span text:style-name="T4">-/</text:span><text:span text:style-name="T12">byá</text:span><text:span text:style-name="T4"> (&amp; the corresponding agreement markers) are inherently plural. Clearly, </text:span><text:span text:style-name="T12">tu</text:span><text:span text:style-name="T4">-/</text:span><text:span text:style-name="T12">twá</text:span><text:span text:style-name="T4">, &amp; </text:span><text:span text:style-name="T12">bi</text:span><text:span text:style-name="T4">-/</text:span><text:span text:style-name="T12">byá</text:span><text:span text:style-name="T4"> are unspecified for [+PL]. This raises questions about Number (see Mufwene, Carstens, e.g.) and what category turns an entity into a plural or a mass noun.</text:span></text:p>
      <text:p text:style-name="P6">3. Summary: EMs as Nominal Degree Quantifier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41"><text:span text:style-name="T30">Table I: </text:span><text:span text:style-name="T37">Distribution of the quantifier –</text:span><text:span text:style-name="T38">ĭngí</text:span><text:span text:style-name="T37"> &amp; EMs (not final)</text:span></text:p>
          </table:table-cell>
          <table:covered-table-cell/>
          <table:covered-table-cell/>
          <table:covered-table-cell/>
          <table:covered-table-cell/>
        </table:table-row>
        <table:table-row table:style-name="Table1.2">
          <table:table-cell table:style-name="Table1.A2" office:value-type="string">
            <text:p text:style-name="P43"/>
          </table:table-cell>
          <table:table-cell table:style-name="Table1.A2" office:value-type="string">
            <text:p text:style-name="P46"/>
          </table:table-cell>
          <table:table-cell table:style-name="Table1.A2" office:value-type="string">
            <text:p text:style-name="P50"/>
          </table:table-cell>
          <table:table-cell table:style-name="Table1.A2" office:value-type="string">
            <text:p text:style-name="P45">Individuated</text:p>
          </table:table-cell>
          <table:table-cell table:style-name="Table1.A2" office:value-type="string">
            <text:p text:style-name="P45">Non-individuated</text:p>
          </table:table-cell>
        </table:table-row>
        <table:table-row table:style-name="Table1.2">
          <table:table-cell table:style-name="Table1.A3" office:value-type="string">
            <text:p text:style-name="P26"><text:span text:style-name="T32">D</text:span><text:span text:style-name="T41">-</text:span><text:span text:style-name="T32">quantifiers</text:span></text:p>
          </table:table-cell>
          <table:table-cell table:style-name="Table1.B3" office:value-type="string">
            <text:p text:style-name="P55"/>
          </table:table-cell>
          <table:table-cell table:style-name="Table1.C3" office:value-type="string">
            <text:p text:style-name="P26"><text:span text:style-name="T42">-</text:span><text:span text:style-name="T40">ĭngí</text:span></text:p>
          </table:table-cell>
          <table:table-cell table:style-name="Table1.D3" office:value-type="string">
            <text:p text:style-name="P48">*</text:p>
          </table:table-cell>
          <table:table-cell table:style-name="Table1.E3" office:value-type="string">
            <text:p text:style-name="P48">√</text:p>
          </table:table-cell>
        </table:table-row>
        <table:table-row table:style-name="Table1.2">
          <table:table-cell table:style-name="Table1.A2" office:value-type="string">
            <text:p text:style-name="P52"/>
          </table:table-cell>
          <table:table-cell table:style-name="Table1.A2" office:value-type="string">
            <text:p text:style-name="P52"/>
          </table:table-cell>
          <table:table-cell table:style-name="Table1.A2" office:value-type="string">
            <text:p text:style-name="P50"/>
          </table:table-cell>
          <table:table-cell table:style-name="Table1.A2" office:value-type="string">
            <text:p text:style-name="P47"/>
          </table:table-cell>
          <table:table-cell table:style-name="Table1.A2" office:value-type="string">
            <text:p text:style-name="P44"/>
          </table:table-cell>
        </table:table-row>
        <table:table-row table:style-name="Table1.2">
          <table:table-cell table:style-name="Table1.A5" office:value-type="string">
            <text:p text:style-name="P49">Evaluative Markers</text:p>
          </table:table-cell>
          <table:table-cell table:style-name="Table1.B5" office:value-type="string">
            <text:p text:style-name="P50"/>
          </table:table-cell>
          <table:table-cell table:style-name="Table1.C5" office:value-type="string">
            <text:p text:style-name="P50"/>
          </table:table-cell>
          <table:table-cell table:style-name="Table1.D5" office:value-type="string">
            <text:p text:style-name="P47"/>
          </table:table-cell>
          <table:table-cell table:style-name="Table1.E5" office:value-type="string">
            <text:p text:style-name="P44"/>
          </table:table-cell>
        </table:table-row>
        <table:table-row table:style-name="Table1.2">
          <table:table-cell table:style-name="Table1.A2" office:value-type="string">
            <text:p text:style-name="P46"/>
          </table:table-cell>
          <table:table-cell table:style-name="Table1.A2" office:value-type="string">
            <text:p text:style-name="P26"><text:span text:style-name="T40">ka</text:span><text:span text:style-name="T42">-</text:span></text:p>
          </table:table-cell>
          <table:table-cell table:style-name="Table1.A2" office:value-type="string">
            <text:p text:style-name="P26"><text:span text:style-name="T40">k-</text:span><text:span text:style-name="T42">á</text:span></text:p>
          </table:table-cell>
          <table:table-cell table:style-name="Table1.D6" office:value-type="string">
            <text:p text:style-name="P53">√</text:p>
          </table:table-cell>
          <table:table-cell table:style-name="Table1.A2" office:value-type="string">
            <text:p text:style-name="P54">*</text:p>
          </table:table-cell>
        </table:table-row>
        <table:table-row table:style-name="Table1.2">
          <table:table-cell table:style-name="Table1.A7" office:value-type="string">
            <text:p text:style-name="P26"><text:span text:style-name="T32">Diminutive em</text:span><text:span text:style-name="T41">s</text:span></text:p>
          </table:table-cell>
          <table:table-cell table:style-name="Table1.B7" office:value-type="string">
            <text:p text:style-name="P26"><text:span text:style-name="T40">si</text:span><text:span text:style-name="T42">-</text:span></text:p>
          </table:table-cell>
          <table:table-cell table:style-name="Table1.C7" office:value-type="string">
            <text:p text:style-name="P26"><text:span text:style-name="T40">sy</text:span><text:span text:style-name="T42">-á</text:span></text:p>
          </table:table-cell>
          <table:table-cell table:style-name="Table1.D7" office:value-type="string">
            <text:p text:style-name="P53">√</text:p>
          </table:table-cell>
          <table:table-cell table:style-name="Table1.E7" office:value-type="string">
            <text:p text:style-name="P54">*</text:p>
          </table:table-cell>
        </table:table-row>
        <table:table-row table:style-name="Table1.2">
          <table:table-cell table:style-name="Table1.A2" office:value-type="string">
            <text:p text:style-name="P52"/>
          </table:table-cell>
          <table:table-cell table:style-name="Table1.A2" office:value-type="string">
            <text:p text:style-name="P26"><text:span text:style-name="T40">tu</text:span><text:span text:style-name="T42">-</text:span></text:p>
          </table:table-cell>
          <table:table-cell table:style-name="Table1.A2" office:value-type="string">
            <text:p text:style-name="P26"><text:span text:style-name="T40">tw</text:span><text:span text:style-name="T42">-á</text:span></text:p>
          </table:table-cell>
          <table:table-cell table:style-name="Table1.A2" office:value-type="string">
            <text:p text:style-name="P54">*</text:p>
          </table:table-cell>
          <table:table-cell table:style-name="Table1.D6" office:value-type="string">
            <text:p text:style-name="P53">√</text:p>
          </table:table-cell>
        </table:table-row>
        <table:table-row table:style-name="Table1.2">
          <table:table-cell table:style-name="Table1.A9" office:value-type="string">
            <text:p text:style-name="P52"/>
          </table:table-cell>
          <table:table-cell table:style-name="Table1.B9" office:value-type="string">
            <text:p text:style-name="P52"/>
          </table:table-cell>
          <table:table-cell table:style-name="Table1.C9" office:value-type="string">
            <text:p text:style-name="P50"/>
          </table:table-cell>
          <table:table-cell table:style-name="Table1.D9" office:value-type="string">
            <text:p text:style-name="P50"/>
          </table:table-cell>
          <table:table-cell table:style-name="Table1.E9" office:value-type="string">
            <text:p text:style-name="P51"/>
          </table:table-cell>
        </table:table-row>
        <table:table-row table:style-name="Table1.2">
          <table:table-cell table:style-name="Table1.A2" office:value-type="string">
            <text:p text:style-name="P52"/>
          </table:table-cell>
          <table:table-cell table:style-name="Table1.A2" office:value-type="string">
            <text:p text:style-name="P26"><text:span text:style-name="T40">ki</text:span><text:span text:style-name="T42">-</text:span></text:p>
          </table:table-cell>
          <table:table-cell table:style-name="Table1.A2" office:value-type="string">
            <text:p text:style-name="P26"><text:span text:style-name="T40">ky</text:span><text:span text:style-name="T42">-á</text:span></text:p>
          </table:table-cell>
          <table:table-cell table:style-name="Table1.D6" office:value-type="string">
            <text:p text:style-name="P53">√</text:p>
          </table:table-cell>
          <table:table-cell table:style-name="Table1.A2" office:value-type="string">
            <text:p text:style-name="P54">*</text:p>
          </table:table-cell>
        </table:table-row>
        <table:table-row table:style-name="Table1.2">
          <table:table-cell table:style-name="Table1.A11" office:value-type="string">
            <text:p text:style-name="P26"><text:span text:style-name="T32">Augmentative em</text:span><text:span text:style-name="T41">s</text:span></text:p>
          </table:table-cell>
          <table:table-cell table:style-name="Table1.B11" office:value-type="string">
            <text:p text:style-name="P26"><text:span text:style-name="T40">lu</text:span><text:span text:style-name="T42">-</text:span></text:p>
          </table:table-cell>
          <table:table-cell table:style-name="Table1.C11" office:value-type="string">
            <text:p text:style-name="P26"><text:span text:style-name="T40">lw</text:span><text:span text:style-name="T42">-á</text:span></text:p>
          </table:table-cell>
          <table:table-cell table:style-name="Table1.D11" office:value-type="string">
            <text:p text:style-name="P53">√</text:p>
          </table:table-cell>
          <table:table-cell table:style-name="Table1.E11" office:value-type="string">
            <text:p text:style-name="P54">*</text:p>
          </table:table-cell>
        </table:table-row>
        <table:table-row table:style-name="Table1.2">
          <table:table-cell table:style-name="Table1.A12" office:value-type="string">
            <text:p text:style-name="P52"/>
          </table:table-cell>
          <table:table-cell table:style-name="Table1.A12" office:value-type="string">
            <text:p text:style-name="P26"><text:span text:style-name="T40">bi</text:span><text:span text:style-name="T42">-</text:span></text:p>
          </table:table-cell>
          <table:table-cell table:style-name="Table1.A12" office:value-type="string">
            <text:p text:style-name="P26"><text:span text:style-name="T40">by</text:span><text:span text:style-name="T42">-á</text:span></text:p>
          </table:table-cell>
          <table:table-cell table:style-name="Table1.A12" office:value-type="string">
            <text:p text:style-name="P54">*</text:p>
          </table:table-cell>
          <table:table-cell table:style-name="Table1.E12" office:value-type="string">
            <text:p text:style-name="P53">√</text:p>
          </table:table-cell>
        </table:table-row>
      </table:table>
      <text:p text:style-name="P4"/>
      <text:p text:style-name="P72">4.<text:tab/>References</text:p>
      <text:p text:style-name="P81"><text:span text:style-name="T46">Bolinger, Dwight 1972. </text:span><text:span text:style-name="T47">Degree Words</text:span><text:span text:style-name="T46">. <text:s/>The Hague: Mouton.</text:span></text:p>
      <text:p text:style-name="P81"><text:span text:style-name="T46">Bresnan, Joan &amp; Sam A. Mchombo 1995. <text:s/>The Lexical Integrity Hypothesis: Evidence from Bantu. <text:s/></text:span><text:span text:style-name="T47">Natural Language and Linguistic Theory</text:span><text:span text:style-name="T46"> 13: 181-254.</text:span></text:p>
      <text:p text:style-name="P81"><text:span text:style-name="T46">Carstens, Vicki M. 1993. On Nominal Morphology and DP Structure. In Mchombo, Sam A. Ed., </text:span><text:span text:style-name="T47">Theoretical Aspects of Bantu Grammar</text:span><text:span text:style-name="T46">. Stanford, CA: CSLI Publications, 151-180. </text:span></text:p>
      <text:p text:style-name="P81"><text:span text:style-name="T4">Chierchia, Gennaro 1998. </text:span><text:span text:style-name="T6">Plurality of mass nouns and the notion of “semantic parameter”</text:span><text:span text:style-name="T4">. In Rothstein, S. Ed., </text:span><text:span text:style-name="T12">Events and Grammar</text:span><text:span text:style-name="T4">. Kluwer Academic Press, 53-103. </text:span></text:p>
      <text:p text:style-name="P81"><text:span text:style-name="T4">Déchaine, Rose-Marie, Raphaël Girard, Calisto Mudzingwa, and Martina Wiltschko 2014. </text:span><text:span text:style-name="T46">The Internal Syntax of Shona Class Prefixes. </text:span><text:span text:style-name="T47">Language Sciences</text:span><text:span text:style-name="T46"> 43: 18-46.</text:span></text:p>
      <text:p text:style-name="P81"><text:soft-page-break/><text:span text:style-name="T46">Doetjes, </text:span><text:span text:style-name="T4">Jenny S. 1997.</text:span><text:span text:style-name="T46"> </text:span><text:span text:style-name="T12">Quantifiers and Selection. On the Distribution of Quantifying Expressions in</text:span><text:span text:style-name="T47"> </text:span><text:span text:style-name="T12">French, Dutch and English</text:span><text:span text:style-name="T4">. The Hague: Holland Academic Graphics.</text:span></text:p>
      <text:p text:style-name="P81"><text:span text:style-name="T48">Doetjes, Jenny S. 2001. Beaucoup est Ailleurs. Expressions de degré et sous-spécification catégorielle.</text:span><text:span text:style-name="apple-converted-space"><text:span text:style-name="T48"> In </text:span></text:span><text:span text:style-name="T49">Bok-Bennema et al</text:span><text:span text:style-name="T48">. </text:span><text:span text:style-name="T52">Adverbial Modification: Selected Papers from the Fifth Colloquium on Romance Linguistics, </text:span><text:span text:style-name="T53">Groningen, 10-12 September 1998</text:span><text:span text:style-name="T52">. </text:span><text:span text:style-name="T48">125-138</text:span><text:span text:style-name="T50">.</text:span></text:p>
      <text:p text:style-name="P81"><text:span text:style-name="T46">Gillon, </text:span><text:span text:style-name="T48">Brendan S. 1992. <text:s/>Towards a common semantics for English count and mass nouns.</text:span><text:span text:style-name="apple-converted-space"><text:span text:style-name="T48"> </text:span></text:span><text:span text:style-name="T51">Linguistics and Philosophy</text:span><text:span text:style-name="apple-converted-space"><text:span text:style-name="T48"> </text:span></text:span><text:span text:style-name="T48">15: 597-639.</text:span></text:p>
      <text:p text:style-name="P81"><text:span text:style-name="T46">Higginbotham, </text:span><text:span text:style-name="T48">James 1995. Mass and count quantifiers.</text:span><text:span text:style-name="apple-converted-space"><text:span text:style-name="T48"> In Bach, Emmon, Eloise Jelinek, Angelika Kratzer &amp; Barbara H. Partee </text:span></text:span><text:span text:style-name="T51">Quantification in Natural Languages</text:span><text:span text:style-name="T48">. Kluwer Academic Publishers, 383-419.</text:span></text:p>
      <text:p text:style-name="P81"><text:span text:style-name="T46">Jackendoff, Ray 1991. </text:span><text:span text:style-name="T48">Parts and boundaries. </text:span><text:span text:style-name="T51">Cognition</text:span><text:span text:style-name="apple-converted-space"><text:span text:style-name="T48"> </text:span></text:span><text:span text:style-name="T48">41: 9-45.</text:span></text:p>
      <text:p text:style-name="P81"><text:span text:style-name="T48">Kayne, Richard S. 1975. </text:span><text:span text:style-name="T51">French syntax: The transformational cycle</text:span><text:span text:style-name="T48">. Cambridge, MA: The MIT Press.</text:span></text:p>
      <text:p text:style-name="P81"><text:span text:style-name="T48">Lumsden, John S. 1992. Underspecification in Grammatical and Natural Gender. </text:span><text:span text:style-name="T51">Linguistic Inquiry</text:span><text:span text:style-name="apple-converted-space"><text:span text:style-name="T48"> 23</text:span></text:span><text:span text:style-name="T48">: 469-486.</text:span></text:p>
      <text:p text:style-name="P108"><text:span text:style-name="T19">Meeussen, Achille E. <text:s/>1960. </text:span><text:span text:style-name="T20">Eléments de Grammaire Lega</text:span><text:span text:style-name="T19">. <text:s/></text:span><text:span text:style-name="T22">Tervuren: MRAC.</text:span></text:p>
      <text:p text:style-name="P81"><text:span text:style-name="T4">Morzycki, Marcin 2009. Degree Modification of Gradable Nouns: Size Adjectives and Adnominal Degree Morphemes. </text:span><text:span text:style-name="T12">Natural Language Semantics</text:span><text:span text:style-name="T4"> 17: 175–203.</text:span></text:p>
      <text:p text:style-name="P81"><text:span text:style-name="T4">Mufwene, Salikoko S. 1980a. Bantu Class Prefixes: Inflectional or Derivational? </text:span><text:span text:style-name="T12">Chicago Linguistic Society</text:span><text:span text:style-name="T4"> 16: 246-258.</text:span></text:p>
      <text:p text:style-name="P81"><text:span text:style-name="T4">Mufwene, Salikoko S. 1980b. Number, countability and markedness in Lingala </text:span><text:span text:style-name="T13">li-/ma- </text:span><text:span text:style-name="T4">noun class. </text:span><text:span text:style-name="T12">Linguistics</text:span><text:span text:style-name="T4"> 18: 1019-52.</text:span></text:p>
      <text:p text:style-name="P81"><text:span text:style-name="T4">Mufwene, Salikoko S. 1981. Non-individuation and the count/mass distinction. </text:span><text:span text:style-name="T12">Chicago Linguistic Society</text:span><text:span text:style-name="T4"> 17: 221-238. </text:span></text:p>
      <text:p text:style-name="P81"><text:span text:style-name="T4">Mufwene, Salikoko S. 1984. The Count/Mass Distinction and the English Lexicon. </text:span><text:span text:style-name="T12">Chicago Linguistic Society</text:span><text:span text:style-name="T4"> 20: 200-221.</text:span></text:p>
      <text:p text:style-name="P81"><text:span text:style-name="T4">Mufwene, Salikoko S. 1986. <text:s/>Number Delimitation in Gullah. </text:span><text:span text:style-name="T12">American Speech</text:span><text:span text:style-name="T4"> 61: 33-60.</text:span></text:p>
      <text:p text:style-name="P109"><text:span text:style-name="T19">N’Sanda, Wamenka <text:s/>1992. </text:span><text:span text:style-name="T21">Récits Épiques des Lega du Zaïre</text:span><text:span text:style-name="T19">. </text:span><text:span text:style-name="T22">Tome I &amp; Tome II. Tervuren: MRAC.</text:span></text:p>
      <text:p text:style-name="P109"><text:span text:style-name="T23">Obenauer, Hans-Georg 1983. Une quantification non canonique : la « quantification à distance ». </text:span><text:span text:style-name="T24">Langue française</text:span><text:span text:style-name="T23"> 58: 66-88.</text:span></text:p>
      <text:p text:style-name="P107"><text:span text:style-name="T23">Sapir, Edward 1944. Grading, A Study in Semantics. <text:s/></text:span><text:span text:style-name="T24">Philosophy of Science</text:span><text:span text:style-name="T23"> 11: 93-116.</text:span></text:p>
      <text:p text:style-name="P81"><text:span text:style-name="apple-converted-space"><text:span text:style-name="T46">Shepardson, Kenneth N. 1982. An Integrated Analysis of Swahili Augmentative-Diminutives. </text:span></text:span><text:span text:style-name="apple-converted-space"><text:span text:style-name="T47">Studies in African Linguistics</text:span></text:span><text:span text:style-name="apple-converted-space"><text:span text:style-name="T46"> 13: 53-76.</text:span></text:span></text:p>
      <text:p text:style-name="P81"><text:span text:style-name="T4">Stump, Gregory T. 1992. The Adjacency Condition and the Formation of Diminutives in Mwera and Kikuyu. </text:span><text:span text:style-name="T13">Proceedings of the Eighteenth Annual Meeting of the Berkeley Linguistics</text:span><text:span text:style-name="T4"> </text:span><text:span text:style-name="T13">Society: General Session and Parasession on The Place of Morphology in a Grammar</text:span><text:span text:style-name="T4">. pp. 441-452.</text:span></text:p>
      <text:p text:style-name="P81"><text:span text:style-name="T4">Stump, Gregory T. 1993. <text:s/>How Peculiar is Evaluative Morphology. <text:s/></text:span><text:span text:style-name="T12">Journal of Linguistics</text:span><text:span text:style-name="T4"> 29: 1-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Courier New" svg:font-family="'Courier New'" style:font-family-generic="modern"/>
    <style:font-face style:name="Arial" svg:font-family="Arial" style:font-family-generic="swiss"/>
    <style:font-face style:name="FreeSans1" svg:font-family="FreeSans" style:font-family-generic="swiss"/>
    <style:font-face style:name="Courier New2" svg:font-family="'Courier New'" style:font-family-generic="modern" style:font-pitch="fixed"/>
    <style:font-face style:name="F" svg:font-family="" style:font-pitch="variable"/>
    <style:font-face style:name="Calibri1" svg:font-family="Calibri" style:font-pitch="variable"/>
    <style:font-face style:name="Code1" svg:font-family="Code" style:font-pitch="variable"/>
    <style:font-face style:name="Courier New3" svg:font-family="'Courier New'" style:font-pitch="variable"/>
    <style:font-face style:name="Droid Sans Fallback1" svg:font-family="'Droid Sans Fallback'" style:font-pitch="variable"/>
    <style:font-face style:name="FreeSans2" svg:font-family="FreeSans" style:font-pitch="variable"/>
    <style:font-face style:name="MS Mincho" svg:font-family="'MS Mincho'" style:font-pitch="variable"/>
    <style:font-face style:name="Segoe UI1" svg:font-family="'Segoe UI'" style:font-pitch="variable"/>
    <style:font-face style:name="Symbol" svg:font-family="Symbol" style:font-pitch="variable"/>
    <style:font-face style:name="Times-Roman" svg:font-family="Times-Roman, 'Times New Roman'" style:font-pitch="variable"/>
    <style:font-face style:name="Calibri" svg:font-family="Calibri" style:font-family-generic="roman" style:font-pitch="variable"/>
    <style:font-face style:name="Code" svg:font-family="Code" style:font-family-generic="roman" style:font-pitch="variable"/>
    <style:font-face style:name="Courier New1"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7%"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pitch-asian="variable" style:font-size-asian="11pt" style:language-asian="en" style:country-asian="US" style:font-name-complex="F"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115%"/>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Text_20_body" style:default-outline-level="1" style:class="text">
      <style:paragraph-properties fo:margin-top="0.1945in" fo:margin-bottom="0.1945in" loext:contextual-spacing="false" fo:line-height="100%"/>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List_20_Paragraph" style:display-name="List Paragraph" style:family="paragraph" style:parent-style-name="Standard">
      <style:paragraph-properties fo:margin-left="0.5in" fo:margin-right="0in" fo:margin-top="0in" fo:margin-bottom="0.111in" loext:contextual-spacing="true" fo:text-indent="0in" style:auto-text-indent="false"/>
    </style:style>
    <style:style style:name="Balloon_20_Text" style:display-name="Balloon Text" style:family="paragraph" style:parent-style-name="Standard">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pitch-complex="variable" style:font-size-complex="9pt"/>
    </style:style>
    <style:style style:name="Body_20_Text_20_2" style:display-name="Body Text 2" style:family="paragraph" style:parent-style-name="Standard">
      <style:paragraph-properties fo:margin-top="0in" fo:margin-bottom="0.0835in" loext:contextual-spacing="false" fo:line-height="2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ndnote_20_text" style:display-name="endnote text" style:family="paragraph" style:parent-style-name="Standard">
      <style:paragraph-properties fo:margin-top="0in" fo:margin-bottom="0in" loext:contextual-spacing="false" style:line-height-at-least="0.1807in" fo:text-align="justify" style:justify-single-word="false"/>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Default" style:family="paragraph">
      <style:paragraph-properties fo:margin-top="0in" fo:margin-bottom="0in" loext:contextual-spacing="false" fo:line-height="100%" fo:text-align="start" style:justify-single-word="false" fo:orphans="2" fo:widows="2" fo:hyphenation-ladder-count="no-limit" style:writing-mode="lr-tb"/>
      <style:text-properties fo:color="#000000" style:font-name="Code" fo:font-family="Code" style:font-family-generic="roman" style:font-pitch="variable" fo:font-size="12pt" fo:language="en" fo:country="US" style:letter-kerning="true" style:font-name-asian="F" style:font-pitch-asian="variable" style:font-size-asian="12pt" style:language-asian="en" style:country-asian="US" style:font-name-complex="Code1" style:font-family-complex="Code" style:font-pitch-complex="variable" style:font-size-complex="12pt" style:language-complex="ar" style:country-complex="SA" fo:hyphenate="false" fo:hyphenation-remain-char-count="2" fo:hyphenation-push-char-count="2"/>
    </style:style>
    <style:style style:name="Plain_20_Text" style:display-name="Plain Text" style:family="paragraph" style:parent-style-name="Standard">
      <style:paragraph-properties fo:margin-top="0in" fo:margin-bottom="0in" loext:contextual-spacing="false" fo:line-height="100%"/>
      <style:text-properties style:font-name="Courier New1" fo:font-family="'Courier New'" style:font-family-generic="roman" style:font-pitch="variable" fo:font-size="10pt" style:font-name-asian="Times New Roman" style:font-family-asian="'Times New Roman'" style:font-family-generic-asian="roman" style:font-pitch-asian="variable" style:font-size-asian="10pt" style:font-name-complex="Courier New3" style:font-family-complex="'Courier New'"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family-generic="modern" style:font-name-complex="Courier New3" style:font-family-complex="'Courier New'" style:font-pitch-complex="variable"/>
    </style:style>
    <style:style style:name="WW8Num1z2" style:family="text">
      <style:text-properties style:font-name="Wingdings" fo:font-family="Wingdings" style:font-charset="x-symbol" style:font-name-complex="Wingdings" style:font-family-complex="Wingdings" style:font-charset-complex="x-symbol"/>
    </style:style>
    <style:style style:name="WW8Num2z0" style:family="text">
      <style:text-properties style:font-name="Symbol" fo:font-family="Symbol" style:font-pitch="variable" style:font-name-complex="Symbol" style:font-family-complex="Symbol" style:font-pitch-complex="variable"/>
    </style:style>
    <style:style style:name="WW8Num2z1" style:family="text">
      <style:text-properties style:font-name="Courier New" fo:font-family="'Courier New'" style:font-family-generic="modern" style:font-name-complex="Courier New3" style:font-family-complex="'Courier New'" style:font-pitch-complex="variable"/>
    </style:style>
    <style:style style:name="WW8Num2z2" style:family="text">
      <style:text-properties style:font-name="Wingdings" fo:font-family="Wingdings" style:font-charset="x-symbol" style:font-name-complex="Wingdings" style:font-family-complex="Wingdings" style:font-charset-complex="x-symbol"/>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Wingdings" fo:font-family="Wingdings" style:font-charset="x-symbol" style:font-name-complex="Wingdings" style:font-family-complex="Wingdings" style:font-charset-complex="x-symbol"/>
    </style:style>
    <style:style style:name="WW8Num4z0" style:family="text">
      <style:text-properties style:font-name="Symbol" fo:font-family="Symbol" style:font-pitch="variable" style:font-name-complex="Symbol" style:font-family-complex="Symbol" style:font-pitch-complex="variable"/>
    </style:style>
    <style:style style:name="WW8Num4z2" style:family="text">
      <style:text-properties style:font-name="Arial" fo:font-family="Arial" style:font-family-generic="swiss" style:font-name-complex="Arial" style:font-family-complex="Arial" style:font-family-generic-complex="swiss"/>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pitch-complex="variable" style:font-size-complex="9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ndnote_20_Text_20_Char" style:display-name="Endnote Text Char" style:family="text" style:parent-style-name="Default_20_Paragraph_20_Font">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Body_20_Text_20_Char" style:display-name="Body Text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Plain_20_Text_20_Char" style:display-name="Plain Text Char" style:family="text" style:parent-style-name="Default_20_Paragraph_20_Font">
      <style:text-properties style:font-name="Courier New1" fo:font-family="'Courier New'" style:font-family-generic="roman" style:font-pitch="variable" fo:font-size="10pt" style:font-name-asian="Times New Roman" style:font-family-asian="'Times New Roman'" style:font-family-generic-asian="roman" style:font-pitch-asian="variable" style:font-size-asian="10pt" style:font-name-complex="Courier New3" style:font-family-complex="'Courier New'" style:font-pitch-complex="variable" style:font-size-complex="10pt"/>
    </style:style>
    <style:style style:name="s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3" style:font-family-complex="'Courier New'" style:font-pitch-complex="variable"/>
    </style:style>
    <style:style style:name="ListLabel_20_2" style:display-name="ListLabel 2" style:family="text">
      <style:text-properties fo:font-weight="bold" style:font-weight-asian="bold"/>
    </style:style>
    <style:style style:name="ListLabel_20_3" style:display-name="ListLabel 3" style:family="text">
      <style:text-properties fo:font-size="12pt" fo:font-weight="bold" style:font-size-asian="12pt" style:font-weight-asian="bold"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25in" fo:margin-left="0.6252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1252in"/>
        </style:list-level-properties>
        <style:text-properties style:font-name="Courier New2"/>
      </text:list-level-style-bullet>
      <text:list-level-style-bullet text:level="3" text:style-name="WW8Num1z2" style:num-suffix="." text:bullet-char="">
        <style:list-level-properties text:list-level-position-and-space-mode="label-alignment">
          <style:list-level-label-alignment text:label-followed-by="listtab" fo:text-indent="-0.25in" fo:margin-left="1.6252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125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6252in"/>
        </style:list-level-properties>
        <style:text-properties style:font-name="Courier New2"/>
      </text:list-level-style-bullet>
      <text:list-level-style-bullet text:level="6" text:style-name="WW8Num1z2" style:num-suffix="." text:bullet-char="">
        <style:list-level-properties text:list-level-position-and-space-mode="label-alignment">
          <style:list-level-label-alignment text:label-followed-by="listtab" fo:text-indent="-0.25in" fo:margin-left="3.1252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6252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1252in"/>
        </style:list-level-properties>
        <style:text-properties style:font-name="Courier New2"/>
      </text:list-level-style-bullet>
      <text:list-level-style-bullet text:level="9" text:style-name="WW8Num1z2" style:num-suffix="." text:bullet-char="">
        <style:list-level-properties text:list-level-position-and-space-mode="label-alignment">
          <style:list-level-label-alignment text:label-followed-by="listtab" fo:text-indent="-0.25in" fo:margin-left="4.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6299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1299in"/>
        </style:list-level-properties>
        <style:text-properties style:font-name="Courier New2"/>
      </text:list-level-style-bullet>
      <text:list-level-style-bullet text:level="3" text:style-name="WW8Num2z2" style:num-suffix="." text:bullet-char="">
        <style:list-level-properties text:list-level-position-and-space-mode="label-alignment">
          <style:list-level-label-alignment text:label-followed-by="listtab" fo:text-indent="-0.25in" fo:margin-left="1.6299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1299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6299in"/>
        </style:list-level-properties>
        <style:text-properties style:font-name="Courier New2"/>
      </text:list-level-style-bullet>
      <text:list-level-style-bullet text:level="6" text:style-name="WW8Num2z2" style:num-suffix="." text:bullet-char="">
        <style:list-level-properties text:list-level-position-and-space-mode="label-alignment">
          <style:list-level-label-alignment text:label-followed-by="listtab" fo:text-indent="-0.25in" fo:margin-left="3.1299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6299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1299in"/>
        </style:list-level-properties>
        <style:text-properties style:font-name="Courier New2"/>
      </text:list-level-style-bullet>
      <text:list-level-style-bullet text:level="9" text:style-name="WW8Num2z2" style:num-suffix="." text:bullet-char="">
        <style:list-level-properties text:list-level-position-and-space-mode="label-alignment">
          <style:list-level-label-alignment text:label-followed-by="listtab" fo:text-indent="-0.25in" fo:margin-left="4.629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3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5"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6" text:style-name="WW8Num3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z1"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8" text:style-name="WW8Num3z1"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9" text:style-name="WW8Num3z1"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6299in" fo:text-indent="-0.25in" fo:margin-left="0.6299in"/>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1.1299in" fo:text-indent="-0.25in" fo:margin-left="1.1299in"/>
        </style:list-level-properties>
        <style:text-properties style:font-name="Symbol"/>
      </text:list-level-style-bullet>
      <text:list-level-style-bullet text:level="3" text:style-name="WW8Num4z2" style:num-suffix="." text:bullet-char="•">
        <style:list-level-properties text:list-level-position-and-space-mode="label-alignment">
          <style:list-level-label-alignment text:label-followed-by="listtab" text:list-tab-stop-position="1.6299in" fo:text-indent="-0.25in" fo:margin-left="1.6299in"/>
        </style:list-level-properties>
        <style:text-properties style:font-name="Arial"/>
      </text:list-level-style-bullet>
      <text:list-level-style-bullet text:level="4" text:style-name="WW8Num4z2" style:num-suffix="." text:bullet-char="•">
        <style:list-level-properties text:list-level-position-and-space-mode="label-alignment">
          <style:list-level-label-alignment text:label-followed-by="listtab" text:list-tab-stop-position="2.1299in" fo:text-indent="-0.25in" fo:margin-left="2.1299in"/>
        </style:list-level-properties>
        <style:text-properties style:font-name="Arial"/>
      </text:list-level-style-bullet>
      <text:list-level-style-bullet text:level="5" text:style-name="WW8Num4z2" style:num-suffix="." text:bullet-char="•">
        <style:list-level-properties text:list-level-position-and-space-mode="label-alignment">
          <style:list-level-label-alignment text:label-followed-by="listtab" text:list-tab-stop-position="2.6299in" fo:text-indent="-0.25in" fo:margin-left="2.6299in"/>
        </style:list-level-properties>
        <style:text-properties style:font-name="Arial"/>
      </text:list-level-style-bullet>
      <text:list-level-style-bullet text:level="6" text:style-name="WW8Num4z2" style:num-suffix="." text:bullet-char="•">
        <style:list-level-properties text:list-level-position-and-space-mode="label-alignment">
          <style:list-level-label-alignment text:label-followed-by="listtab" text:list-tab-stop-position="3.1299in" fo:text-indent="-0.25in" fo:margin-left="3.1299in"/>
        </style:list-level-properties>
        <style:text-properties style:font-name="Arial"/>
      </text:list-level-style-bullet>
      <text:list-level-style-bullet text:level="7" text:style-name="WW8Num4z2" style:num-suffix="." text:bullet-char="•">
        <style:list-level-properties text:list-level-position-and-space-mode="label-alignment">
          <style:list-level-label-alignment text:label-followed-by="listtab" text:list-tab-stop-position="3.6299in" fo:text-indent="-0.25in" fo:margin-left="3.6299in"/>
        </style:list-level-properties>
        <style:text-properties style:font-name="Arial"/>
      </text:list-level-style-bullet>
      <text:list-level-style-bullet text:level="8" text:style-name="WW8Num4z2" style:num-suffix="." text:bullet-char="•">
        <style:list-level-properties text:list-level-position-and-space-mode="label-alignment">
          <style:list-level-label-alignment text:label-followed-by="listtab" text:list-tab-stop-position="4.1299in" fo:text-indent="-0.25in" fo:margin-left="4.1299in"/>
        </style:list-level-properties>
        <style:text-properties style:font-name="Arial"/>
      </text:list-level-style-bullet>
      <text:list-level-style-bullet text:level="9" text:style-name="WW8Num4z2" style:num-suffix="." text:bullet-char="•">
        <style:list-level-properties text:list-level-position-and-space-mode="label-alignment">
          <style:list-level-label-alignment text:label-followed-by="listtab" text:list-tab-stop-position="4.6299in" fo:text-indent="-0.25in" fo:margin-left="4.6299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5z1" style:num-format="1" text:start-value="2"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5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5z3"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5z4"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5z5"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5z6"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5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5z8"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6z1"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6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6z3"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6z4"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6z5"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6z6"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6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6z8"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7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7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7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7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7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7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7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7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453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960optiplex</meta:initial-creator>
    <meta:creation-date>2016-03-21T23:21:00</meta:creation-date>
    <dc:creator>960optiplex</dc:creator>
    <dc:date>2016-04-24T19:54:00</dc:date>
    <meta:print-date>2016-03-08T14:50:00</meta:print-date>
    <meta:editing-cycles>7</meta:editing-cycles>
    <meta:editing-duration>PT32S</meta:editing-duration>
    <meta:document-statistic meta:table-count="1" meta:image-count="0" meta:object-count="0" meta:page-count="7" meta:paragraph-count="156" meta:word-count="1864" meta:character-count="12047" meta:non-whitespace-character-count="9839"/>
    <meta:generator>LibreOffice/4.4.3.2$Linux_X86_64 LibreOffice_project/40m0$Build-2</meta:generator>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